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655.2751827010976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Meile mit Komma</text:p>
          </table:table-cell>
          <table:table-cell office:value-type="string" calcext:value-type="string">
            <text:p>Tempo mit Komma</text:p>
          </table:table-cell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55.8485383687382</text:p>
          </table:table-cell>
          <table:table-cell office:value-type="string" calcext:value-type="string">
            <text:p>2.3512852082071243</text:p>
          </table:table-cell>
          <table:table-cell office:value-type="string" calcext:value-type="string">
            <text:p>101.20947618275852</text:p>
          </table:table-cell>
          <table:table-cell office:value-type="string" calcext:value-type="string">
            <text:p>-0.0166554508191173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];&quot;###,##&quot;);[.$L$1])" office:value-type="string" office:string-value="0.0," calcext:value-type="string">
            <text:p>0.0,</text:p>
          </table:table-cell>
          <table:table-cell table:formula="of:=CONCATENATE(TEXT([.C2];&quot;###,##&quot;);[.$L$1])" office:value-type="string" office:string-value="7.5," calcext:value-type="string">
            <text:p>7.5,</text:p>
          </table:table-cell>
          <table:table-cell table:formula="of:=CONCATENATE([.A2];[.$L$1])" office:value-type="string" office:string-value="0," calcext:value-type="string">
            <text:p>0,</text:p>
          </table:table-cell>
          <table:table-cell table:formula="of:=CONCATENATE([.D2];[.$L$1])" office:value-type="string" office:string-value="555.8485383687382," calcext:value-type="string">
            <text:p>555.8485383687382,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[.O2];[.$L$1])" office:value-type="string" office:string-value="0," calcext:value-type="string">
            <text:p>0,</text:p>
          </table:table-cell>
          <table:table-cell table:formula="of:=CONCATENATE([.F2];[.$L$1])" office:value-type="string" office:string-value="101.20947618275852," calcext:value-type="string">
            <text:p>101.20947618275852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8925614620075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94.6358349132659</text:p>
          </table:table-cell>
          <table:table-cell office:value-type="string" calcext:value-type="string">
            <text:p>10.39782853287943</text:p>
          </table:table-cell>
          <table:table-cell office:value-type="string" calcext:value-type="string">
            <text:p>101.06136656267208</text:p>
          </table:table-cell>
          <table:table-cell office:value-type="string" calcext:value-type="string">
            <text:p>-0.0091210109309029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];&quot;###,##&quot;);[.$L$1])" office:value-type="string" office:string-value="8.89256146200753," calcext:value-type="string">
            <text:p>8.89256146200753,</text:p>
          </table:table-cell>
          <table:table-cell table:formula="of:=CONCATENATE(TEXT([.C3];&quot;###,##&quot;);[.$L$1])" office:value-type="string" office:string-value="7.5," calcext:value-type="string">
            <text:p>7.5,</text:p>
          </table:table-cell>
          <table:table-cell table:formula="of:=CONCATENATE([.A3];[.$L$1])" office:value-type="string" office:string-value="4," calcext:value-type="string">
            <text:p>4,</text:p>
          </table:table-cell>
          <table:table-cell table:formula="of:=CONCATENATE([.D3];[.$L$1])" office:value-type="string" office:string-value="594.6358349132659," calcext:value-type="string">
            <text:p>594.6358349132659,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NCATENATE([.O3];[.$L$1])" office:value-type="string" office:string-value="10," calcext:value-type="string">
            <text:p>10,</text:p>
          </table:table-cell>
          <table:table-cell table:formula="of:=CONCATENATE([.F3];[.$L$1])" office:value-type="string" office:string-value="101.06136656267208," calcext:value-type="string">
            <text:p>101.06136656267208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.049245409585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90.4648365154061</text:p>
          </table:table-cell>
          <table:table-cell office:value-type="string" calcext:value-type="string">
            <text:p>9.329744026368674</text:p>
          </table:table-cell>
          <table:table-cell office:value-type="string" calcext:value-type="string">
            <text:p>101.20947618275852</text:p>
          </table:table-cell>
          <table:table-cell office:value-type="string" calcext:value-type="string">
            <text:p>0.0094937912451149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];&quot;###,##&quot;);[.$L$1])" office:value-type="string" office:string-value="18.0492454095853," calcext:value-type="string">
            <text:p>18.0492454095853,</text:p>
          </table:table-cell>
          <table:table-cell table:formula="of:=CONCATENATE(TEXT([.C4];&quot;###,##&quot;);[.$L$1])" office:value-type="string" office:string-value="7.5," calcext:value-type="string">
            <text:p>7.5,</text:p>
          </table:table-cell>
          <table:table-cell table:formula="of:=CONCATENATE([.A4];[.$L$1])" office:value-type="string" office:string-value="8," calcext:value-type="string">
            <text:p>8,</text:p>
          </table:table-cell>
          <table:table-cell table:formula="of:=CONCATENATE([.D4];[.$L$1])" office:value-type="string" office:string-value="690.4648365154061," calcext:value-type="string">
            <text:p>690.4648365154061,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NCATENATE([.O4];[.$L$1])" office:value-type="string" office:string-value="20," calcext:value-type="string">
            <text:p>20,</text:p>
          </table:table-cell>
          <table:table-cell table:formula="of:=CONCATENATE([.F4];[.$L$1])" office:value-type="string" office:string-value="101.20947618275852," calcext:value-type="string">
            <text:p>101.20947618275852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6.589693849737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80.5030104103051</text:p>
          </table:table-cell>
          <table:table-cell office:value-type="string" calcext:value-type="string">
            <text:p>14.275969544565541</text:p>
          </table:table-cell>
          <table:table-cell office:value-type="string" calcext:value-type="string">
            <text:p>100.92769813539195</text:p>
          </table:table-cell>
          <table:table-cell office:value-type="string" calcext:value-type="string">
            <text:p>0.0075587045891123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];&quot;###,##&quot;);[.$L$1])" office:value-type="string" office:string-value="26.5896938497377," calcext:value-type="string">
            <text:p>26.5896938497377,</text:p>
          </table:table-cell>
          <table:table-cell table:formula="of:=CONCATENATE(TEXT([.C5];&quot;###,##&quot;);[.$L$1])" office:value-type="string" office:string-value="7.5," calcext:value-type="string">
            <text:p>7.5,</text:p>
          </table:table-cell>
          <table:table-cell table:formula="of:=CONCATENATE([.A5];[.$L$1])" office:value-type="string" office:string-value="12," calcext:value-type="string">
            <text:p>12,</text:p>
          </table:table-cell>
          <table:table-cell table:formula="of:=CONCATENATE([.D5];[.$L$1])" office:value-type="string" office:string-value="680.5030104103051," calcext:value-type="string">
            <text:p>680.5030104103051,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NCATENATE([.O5];[.$L$1])" office:value-type="string" office:string-value="30," calcext:value-type="string">
            <text:p>30,</text:p>
          </table:table-cell>
          <table:table-cell table:formula="of:=CONCATENATE([.F5];[.$L$1])" office:value-type="string" office:string-value="100.92769813539195," calcext:value-type="string">
            <text:p>100.92769813539195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6.675358244073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23.2891637363825</text:p>
          </table:table-cell>
          <table:table-cell office:value-type="string" calcext:value-type="string">
            <text:p>3.691975266447997</text:p>
          </table:table-cell>
          <table:table-cell office:value-type="string" calcext:value-type="string">
            <text:p>101.07951973902479</text:p>
          </table:table-cell>
          <table:table-cell office:value-type="string" calcext:value-type="string">
            <text:p>0.0158699231839215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];&quot;###,##&quot;);[.$L$1])" office:value-type="string" office:string-value="46.6753582440737," calcext:value-type="string">
            <text:p>46.6753582440737,</text:p>
          </table:table-cell>
          <table:table-cell table:formula="of:=CONCATENATE(TEXT([.C6];&quot;###,##&quot;);[.$L$1])" office:value-type="string" office:string-value="7.5," calcext:value-type="string">
            <text:p>7.5,</text:p>
          </table:table-cell>
          <table:table-cell table:formula="of:=CONCATENATE([.A6];[.$L$1])" office:value-type="string" office:string-value="22," calcext:value-type="string">
            <text:p>22,</text:p>
          </table:table-cell>
          <table:table-cell table:formula="of:=CONCATENATE([.D6];[.$L$1])" office:value-type="string" office:string-value="723.2891637363825," calcext:value-type="string">
            <text:p>723.2891637363825,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NCATENATE([.O6];[.$L$1])" office:value-type="string" office:string-value="40," calcext:value-type="string">
            <text:p>40,</text:p>
          </table:table-cell>
          <table:table-cell table:formula="of:=CONCATENATE([.F6];[.$L$1])" office:value-type="string" office:string-value="101.07951973902479," calcext:value-type="string">
            <text:p>101.07951973902479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9.973322948655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33.60205554135865</text:p>
          </table:table-cell>
          <table:table-cell office:value-type="string" calcext:value-type="string">
            <text:p>9.630604169022993</text:p>
          </table:table-cell>
          <table:table-cell office:value-type="string" calcext:value-type="string">
            <text:p>100.92769813539195</text:p>
          </table:table-cell>
          <table:table-cell office:value-type="string" calcext:value-type="string">
            <text:p>-0.0049907932676268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];&quot;###,##&quot;);[.$L$1])" office:value-type="string" office:string-value="59.9733229486551," calcext:value-type="string">
            <text:p>59.9733229486551,</text:p>
          </table:table-cell>
          <table:table-cell table:formula="of:=CONCATENATE(TEXT([.C7];&quot;###,##&quot;);[.$L$1])" office:value-type="string" office:string-value="7.5," calcext:value-type="string">
            <text:p>7.5,</text:p>
          </table:table-cell>
          <table:table-cell table:formula="of:=CONCATENATE([.A7];[.$L$1])" office:value-type="string" office:string-value="28," calcext:value-type="string">
            <text:p>28,</text:p>
          </table:table-cell>
          <table:table-cell table:formula="of:=CONCATENATE([.D7];[.$L$1])" office:value-type="string" office:string-value="733.60205554135865," calcext:value-type="string">
            <text:p>733.60205554135865,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NCATENATE([.O7];[.$L$1])" office:value-type="string" office:string-value="50," calcext:value-type="string">
            <text:p>50,</text:p>
          </table:table-cell>
          <table:table-cell table:formula="of:=CONCATENATE([.F7];[.$L$1])" office:value-type="string" office:string-value="100.92769813539195," calcext:value-type="string">
            <text:p>100.92769813539195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4.152264664365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45.3495728444323</text:p>
          </table:table-cell>
          <table:table-cell office:value-type="string" calcext:value-type="string">
            <text:p>2.4915693049979235</text:p>
          </table:table-cell>
          <table:table-cell office:value-type="string" calcext:value-type="string">
            <text:p>100.90684190121138</text:p>
          </table:table-cell>
          <table:table-cell office:value-type="string" calcext:value-type="string">
            <text:p>0.020155161938398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];&quot;###,##&quot;);[.$L$1])" office:value-type="string" office:string-value="64.1522646643652," calcext:value-type="string">
            <text:p>64.1522646643652,</text:p>
          </table:table-cell>
          <table:table-cell table:formula="of:=CONCATENATE(TEXT([.C8];&quot;###,##&quot;);[.$L$1])" office:value-type="string" office:string-value="7.5," calcext:value-type="string">
            <text:p>7.5,</text:p>
          </table:table-cell>
          <table:table-cell table:formula="of:=CONCATENATE([.A8];[.$L$1])" office:value-type="string" office:string-value="31," calcext:value-type="string">
            <text:p>31,</text:p>
          </table:table-cell>
          <table:table-cell table:formula="of:=CONCATENATE([.D8];[.$L$1])" office:value-type="string" office:string-value="745.3495728444323," calcext:value-type="string">
            <text:p>745.3495728444323,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NCATENATE([.O8];[.$L$1])" office:value-type="string" office:string-value="60," calcext:value-type="string">
            <text:p>60,</text:p>
          </table:table-cell>
          <table:table-cell table:formula="of:=CONCATENATE([.F8];[.$L$1])" office:value-type="string" office:string-value="100.90684190121138," calcext:value-type="string">
            <text:p>100.90684190121138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91.0722609579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97.0778210445889</text:p>
          </table:table-cell>
          <table:table-cell office:value-type="string" calcext:value-type="string">
            <text:p>9.55651205895144</text:p>
          </table:table-cell>
          <table:table-cell office:value-type="string" calcext:value-type="string">
            <text:p>101.44941878589049</text:p>
          </table:table-cell>
          <table:table-cell office:value-type="string" calcext:value-type="string">
            <text:p>-0.0086466546505372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];&quot;###,##&quot;);[.$L$1])" office:value-type="string" office:string-value="91.07226095799," calcext:value-type="string">
            <text:p>91.07226095799,</text:p>
          </table:table-cell>
          <table:table-cell table:formula="of:=CONCATENATE(TEXT([.C9];&quot;###,##&quot;);[.$L$1])" office:value-type="string" office:string-value="7.5," calcext:value-type="string">
            <text:p>7.5,</text:p>
          </table:table-cell>
          <table:table-cell table:formula="of:=CONCATENATE([.A9];[.$L$1])" office:value-type="string" office:string-value="44," calcext:value-type="string">
            <text:p>44,</text:p>
          </table:table-cell>
          <table:table-cell table:formula="of:=CONCATENATE([.D9];[.$L$1])" office:value-type="string" office:string-value="597.0778210445889," calcext:value-type="string">
            <text:p>597.0778210445889,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NCATENATE([.O9];[.$L$1])" office:value-type="string" office:string-value="70," calcext:value-type="string">
            <text:p>70,</text:p>
          </table:table-cell>
          <table:table-cell table:formula="of:=CONCATENATE([.F9];[.$L$1])" office:value-type="string" office:string-value="101.44941878589049," calcext:value-type="string">
            <text:p>101.44941878589049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9.211686173270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52.7102233652727</text:p>
          </table:table-cell>
          <table:table-cell office:value-type="string" calcext:value-type="string">
            <text:p>26.95402245568011</text:p>
          </table:table-cell>
          <table:table-cell office:value-type="string" calcext:value-type="string">
            <text:p>101.37903998700008</text:p>
          </table:table-cell>
          <table:table-cell office:value-type="string" calcext:value-type="string">
            <text:p>-0.0115284020062466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0];&quot;###,##&quot;);[.$L$1])" office:value-type="string" office:string-value="99.2116861732703," calcext:value-type="string">
            <text:p>99.2116861732703,</text:p>
          </table:table-cell>
          <table:table-cell table:formula="of:=CONCATENATE(TEXT([.C10];&quot;###,##&quot;);[.$L$1])" office:value-type="string" office:string-value="7.5," calcext:value-type="string">
            <text:p>7.5,</text:p>
          </table:table-cell>
          <table:table-cell table:formula="of:=CONCATENATE([.A10];[.$L$1])" office:value-type="string" office:string-value="48," calcext:value-type="string">
            <text:p>48,</text:p>
          </table:table-cell>
          <table:table-cell table:formula="of:=CONCATENATE([.D10];[.$L$1])" office:value-type="string" office:string-value="652.7102233652727," calcext:value-type="string">
            <text:p>652.7102233652727,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NCATENATE([.O10];[.$L$1])" office:value-type="string" office:string-value="80," calcext:value-type="string">
            <text:p>80,</text:p>
          </table:table-cell>
          <table:table-cell table:formula="of:=CONCATENATE([.F10];[.$L$1])" office:value-type="string" office:string-value="101.37903998700008," calcext:value-type="string">
            <text:p>101.37903998700008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14.58984185363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9.3726941288548</text:p>
          </table:table-cell>
          <table:table-cell office:value-type="string" calcext:value-type="string">
            <text:p>9.155292128187</text:p>
          </table:table-cell>
          <table:table-cell office:value-type="string" calcext:value-type="string">
            <text:p>101.20175442620219</text:p>
          </table:table-cell>
          <table:table-cell office:value-type="string" calcext:value-type="string">
            <text:p>-0.036166569134722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1];&quot;###,##&quot;);[.$L$1])" office:value-type="string" office:string-value="114.589841853636," calcext:value-type="string">
            <text:p>114.589841853636,</text:p>
          </table:table-cell>
          <table:table-cell table:formula="of:=CONCATENATE(TEXT([.C11];&quot;###,##&quot;);[.$L$1])" office:value-type="string" office:string-value="7.5," calcext:value-type="string">
            <text:p>7.5,</text:p>
          </table:table-cell>
          <table:table-cell table:formula="of:=CONCATENATE([.A11];[.$L$1])" office:value-type="string" office:string-value="53," calcext:value-type="string">
            <text:p>53,</text:p>
          </table:table-cell>
          <table:table-cell table:formula="of:=CONCATENATE([.D11];[.$L$1])" office:value-type="string" office:string-value="669.3726941288548," calcext:value-type="string">
            <text:p>669.3726941288548,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NCATENATE([.O11];[.$L$1])" office:value-type="string" office:string-value="90," calcext:value-type="string">
            <text:p>90,</text:p>
          </table:table-cell>
          <table:table-cell table:formula="of:=CONCATENATE([.F11];[.$L$1])" office:value-type="string" office:string-value="101.20175442620219," calcext:value-type="string">
            <text:p>101.20175442620219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21.95541322380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65.0918518634557</text:p>
          </table:table-cell>
          <table:table-cell office:value-type="string" calcext:value-type="string">
            <text:p>11.291404361838236</text:p>
          </table:table-cell>
          <table:table-cell office:value-type="string" calcext:value-type="string">
            <text:p>100.93536698002615</text:p>
          </table:table-cell>
          <table:table-cell office:value-type="string" calcext:value-type="string">
            <text:p>-0.053709974227291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2];&quot;###,##&quot;);[.$L$1])" office:value-type="string" office:string-value="121.955413223807," calcext:value-type="string">
            <text:p>121.955413223807,</text:p>
          </table:table-cell>
          <table:table-cell table:formula="of:=CONCATENATE(TEXT([.C12];&quot;###,##&quot;);[.$L$1])" office:value-type="string" office:string-value="7.5," calcext:value-type="string">
            <text:p>7.5,</text:p>
          </table:table-cell>
          <table:table-cell table:formula="of:=CONCATENATE([.A12];[.$L$1])" office:value-type="string" office:string-value="55," calcext:value-type="string">
            <text:p>55,</text:p>
          </table:table-cell>
          <table:table-cell table:formula="of:=CONCATENATE([.D12];[.$L$1])" office:value-type="string" office:string-value="365.0918518634557," calcext:value-type="string">
            <text:p>365.0918518634557,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[.O12];[.$L$1])" office:value-type="string" office:string-value="100," calcext:value-type="string">
            <text:p>100,</text:p>
          </table:table-cell>
          <table:table-cell table:formula="of:=CONCATENATE([.F12];[.$L$1])" office:value-type="string" office:string-value="100.93536698002615," calcext:value-type="string">
            <text:p>100.93536698002615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30.72333220250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71.261623186956</text:p>
          </table:table-cell>
          <table:table-cell office:value-type="string" calcext:value-type="string">
            <text:p>49.74207553111751</text:p>
          </table:table-cell>
          <table:table-cell office:value-type="string" calcext:value-type="string">
            <text:p>100.46444227765312</text:p>
          </table:table-cell>
          <table:table-cell office:value-type="string" calcext:value-type="string">
            <text:p>-0.00258476390732673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3];&quot;###,##&quot;);[.$L$1])" office:value-type="string" office:string-value="130.723332202508," calcext:value-type="string">
            <text:p>130.723332202508,</text:p>
          </table:table-cell>
          <table:table-cell table:formula="of:=CONCATENATE(TEXT([.C13];&quot;###,##&quot;);[.$L$1])" office:value-type="string" office:string-value="7.5," calcext:value-type="string">
            <text:p>7.5,</text:p>
          </table:table-cell>
          <table:table-cell table:formula="of:=CONCATENATE([.A13];[.$L$1])" office:value-type="string" office:string-value="59," calcext:value-type="string">
            <text:p>59,</text:p>
          </table:table-cell>
          <table:table-cell table:formula="of:=CONCATENATE([.D13];[.$L$1])" office:value-type="string" office:string-value="571.261623186956," calcext:value-type="string">
            <text:p>571.261623186956,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NCATENATE([.O13];[.$L$1])" office:value-type="string" office:string-value="110," calcext:value-type="string">
            <text:p>110,</text:p>
          </table:table-cell>
          <table:table-cell table:formula="of:=CONCATENATE([.F13];[.$L$1])" office:value-type="string" office:string-value="100.46444227765312," calcext:value-type="string">
            <text:p>100.46444227765312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54.34873164844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98.8502256566185</text:p>
          </table:table-cell>
          <table:table-cell office:value-type="string" calcext:value-type="string">
            <text:p>12.603805921381639</text:p>
          </table:table-cell>
          <table:table-cell office:value-type="string" calcext:value-type="string">
            <text:p>100.4033761978691</text:p>
          </table:table-cell>
          <table:table-cell office:value-type="string" calcext:value-type="string">
            <text:p>-0.008302364710360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4];&quot;###,##&quot;);[.$L$1])" office:value-type="string" office:string-value="154.348731648442," calcext:value-type="string">
            <text:p>154.348731648442,</text:p>
          </table:table-cell>
          <table:table-cell table:formula="of:=CONCATENATE(TEXT([.C14];&quot;###,##&quot;);[.$L$1])" office:value-type="string" office:string-value="7.5," calcext:value-type="string">
            <text:p>7.5,</text:p>
          </table:table-cell>
          <table:table-cell table:formula="of:=CONCATENATE([.A14];[.$L$1])" office:value-type="string" office:string-value="67," calcext:value-type="string">
            <text:p>67,</text:p>
          </table:table-cell>
          <table:table-cell table:formula="of:=CONCATENATE([.D14];[.$L$1])" office:value-type="string" office:string-value="598.8502256566185," calcext:value-type="string">
            <text:p>598.8502256566185,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NCATENATE([.O14];[.$L$1])" office:value-type="string" office:string-value="120," calcext:value-type="string">
            <text:p>120,</text:p>
          </table:table-cell>
          <table:table-cell table:formula="of:=CONCATENATE([.F14];[.$L$1])" office:value-type="string" office:string-value="100.4033761978691," calcext:value-type="string">
            <text:p>100.4033761978691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83.91706484521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76.2832036798407</text:p>
          </table:table-cell>
          <table:table-cell office:value-type="string" calcext:value-type="string">
            <text:p>18.350602363117286</text:p>
          </table:table-cell>
          <table:table-cell office:value-type="string" calcext:value-type="string">
            <text:p>100.15788911179203</text:p>
          </table:table-cell>
          <table:table-cell office:value-type="string" calcext:value-type="string">
            <text:p>0.0050781910586578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5];&quot;###,##&quot;);[.$L$1])" office:value-type="string" office:string-value="183.917064845214," calcext:value-type="string">
            <text:p>183.917064845214,</text:p>
          </table:table-cell>
          <table:table-cell table:formula="of:=CONCATENATE(TEXT([.C15];&quot;###,##&quot;);[.$L$1])" office:value-type="string" office:string-value="11.0," calcext:value-type="string">
            <text:p>11.0,</text:p>
          </table:table-cell>
          <table:table-cell table:formula="of:=CONCATENATE([.A15];[.$L$1])" office:value-type="string" office:string-value="81," calcext:value-type="string">
            <text:p>81,</text:p>
          </table:table-cell>
          <table:table-cell table:formula="of:=CONCATENATE([.D15];[.$L$1])" office:value-type="string" office:string-value="1276.2832036798407," calcext:value-type="string">
            <text:p>1276.2832036798407,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NCATENATE([.O15];[.$L$1])" office:value-type="string" office:string-value="130," calcext:value-type="string">
            <text:p>130,</text:p>
          </table:table-cell>
          <table:table-cell table:formula="of:=CONCATENATE([.F15];[.$L$1])" office:value-type="string" office:string-value="100.15788911179203," calcext:value-type="string">
            <text:p>100.15788911179203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2.66085939310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53.7193257754673</text:p>
          </table:table-cell>
          <table:table-cell office:value-type="string" calcext:value-type="string">
            <text:p>17.00987326548547</text:p>
          </table:table-cell>
          <table:table-cell office:value-type="string" calcext:value-type="string">
            <text:p>100.30385559225702</text:p>
          </table:table-cell>
          <table:table-cell office:value-type="string" calcext:value-type="string">
            <text:p>0.0020459008495016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];&quot;###,##&quot;);[.$L$1])" office:value-type="string" office:string-value="212.660859393104," calcext:value-type="string">
            <text:p>212.660859393104,</text:p>
          </table:table-cell>
          <table:table-cell table:formula="of:=CONCATENATE(TEXT([.C16];&quot;###,##&quot;);[.$L$1])" office:value-type="string" office:string-value="11.0," calcext:value-type="string">
            <text:p>11.0,</text:p>
          </table:table-cell>
          <table:table-cell table:formula="of:=CONCATENATE([.A16];[.$L$1])" office:value-type="string" office:string-value="90," calcext:value-type="string">
            <text:p>90,</text:p>
          </table:table-cell>
          <table:table-cell table:formula="of:=CONCATENATE([.D16];[.$L$1])" office:value-type="string" office:string-value="1253.7193257754673," calcext:value-type="string">
            <text:p>1253.7193257754673,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NCATENATE([.O16];[.$L$1])" office:value-type="string" office:string-value="140," calcext:value-type="string">
            <text:p>140,</text:p>
          </table:table-cell>
          <table:table-cell table:formula="of:=CONCATENATE([.F16];[.$L$1])" office:value-type="string" office:string-value="100.30385559225702," calcext:value-type="string">
            <text:p>100.30385559225702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37.00016536028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44.072978819657</text:p>
          </table:table-cell>
          <table:table-cell office:value-type="string" calcext:value-type="string">
            <text:p>40.470994126994164</text:p>
          </table:table-cell>
          <table:table-cell office:value-type="string" calcext:value-type="string">
            <text:p>100.35365139901155</text:p>
          </table:table-cell>
          <table:table-cell office:value-type="string" calcext:value-type="string">
            <text:p>7.4955792688027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7];&quot;###,##&quot;);[.$L$1])" office:value-type="string" office:string-value="237.000165360282," calcext:value-type="string">
            <text:p>237.000165360282,</text:p>
          </table:table-cell>
          <table:table-cell table:formula="of:=CONCATENATE(TEXT([.C17];&quot;###,##&quot;);[.$L$1])" office:value-type="string" office:string-value="11.0," calcext:value-type="string">
            <text:p>11.0,</text:p>
          </table:table-cell>
          <table:table-cell table:formula="of:=CONCATENATE([.A17];[.$L$1])" office:value-type="string" office:string-value="98," calcext:value-type="string">
            <text:p>98,</text:p>
          </table:table-cell>
          <table:table-cell table:formula="of:=CONCATENATE([.D17];[.$L$1])" office:value-type="string" office:string-value="1244.072978819657," calcext:value-type="string">
            <text:p>1244.072978819657,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NCATENATE([.O17];[.$L$1])" office:value-type="string" office:string-value="150," calcext:value-type="string">
            <text:p>150,</text:p>
          </table:table-cell>
          <table:table-cell table:formula="of:=CONCATENATE([.F17];[.$L$1])" office:value-type="string" office:string-value="100.35365139901155," calcext:value-type="string">
            <text:p>100.35365139901155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57.24353562601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85.4926272704411</text:p>
          </table:table-cell>
          <table:table-cell office:value-type="string" calcext:value-type="string">
            <text:p>0.1908593208574158</text:p>
          </table:table-cell>
          <table:table-cell office:value-type="string" calcext:value-type="string">
            <text:p>100.368824977661</text:p>
          </table:table-cell>
          <table:table-cell office:value-type="string" calcext:value-type="string">
            <text:p>-0.0474389535429385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];&quot;###,##&quot;);[.$L$1])" office:value-type="string" office:string-value="257.243535626014," calcext:value-type="string">
            <text:p>257.243535626014,</text:p>
          </table:table-cell>
          <table:table-cell table:formula="of:=CONCATENATE(TEXT([.C18];&quot;###,##&quot;);[.$L$1])" office:value-type="string" office:string-value="11.0," calcext:value-type="string">
            <text:p>11.0,</text:p>
          </table:table-cell>
          <table:table-cell table:formula="of:=CONCATENATE([.A18];[.$L$1])" office:value-type="string" office:string-value="105," calcext:value-type="string">
            <text:p>105,</text:p>
          </table:table-cell>
          <table:table-cell table:formula="of:=CONCATENATE([.D18];[.$L$1])" office:value-type="string" office:string-value="885.4926272704411," calcext:value-type="string">
            <text:p>885.4926272704411,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NCATENATE([.O18];[.$L$1])" office:value-type="string" office:string-value="160," calcext:value-type="string">
            <text:p>160,</text:p>
          </table:table-cell>
          <table:table-cell table:formula="of:=CONCATENATE([.F18];[.$L$1])" office:value-type="string" office:string-value="100.368824977661," calcext:value-type="string">
            <text:p>100.368824977661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65.01826398985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4953683741555</text:p>
          </table:table-cell>
          <table:table-cell office:value-type="string" calcext:value-type="string">
            <text:p>7.29402310659078</text:p>
          </table:table-cell>
          <table:table-cell office:value-type="string" calcext:value-type="string">
            <text:p>10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9];&quot;###,##&quot;);[.$L$1])" office:value-type="string" office:string-value="265.018263989851," calcext:value-type="string">
            <text:p>265.018263989851,</text:p>
          </table:table-cell>
          <table:table-cell table:formula="of:=CONCATENATE(TEXT([.C19];&quot;###,##&quot;);[.$L$1])" office:value-type="string" office:string-value="11.0," calcext:value-type="string">
            <text:p>11.0,</text:p>
          </table:table-cell>
          <table:table-cell table:formula="of:=CONCATENATE([.A19];[.$L$1])" office:value-type="string" office:string-value="108," calcext:value-type="string">
            <text:p>108,</text:p>
          </table:table-cell>
          <table:table-cell table:formula="of:=CONCATENATE([.D19];[.$L$1])" office:value-type="string" office:string-value="1238.4953683741555," calcext:value-type="string">
            <text:p>1238.4953683741555,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NCATENATE([.O19];[.$L$1])" office:value-type="string" office:string-value="170," calcext:value-type="string">
            <text:p>170,</text:p>
          </table:table-cell>
          <table:table-cell table:formula="of:=CONCATENATE([.F19];[.$L$1])" office:value-type="string" office:string-value="100.0," calcext:value-type="string">
            <text:p>100.0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76.89652769493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59.9886587916048</text:p>
          </table:table-cell>
          <table:table-cell office:value-type="string" calcext:value-type="string">
            <text:p>34.169126010464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.0163271099308511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0];&quot;###,##&quot;);[.$L$1])" office:value-type="string" office:string-value="276.896527694932," calcext:value-type="string">
            <text:p>276.896527694932,</text:p>
          </table:table-cell>
          <table:table-cell table:formula="of:=CONCATENATE(TEXT([.C20];&quot;###,##&quot;);[.$L$1])" office:value-type="string" office:string-value="11.0," calcext:value-type="string">
            <text:p>11.0,</text:p>
          </table:table-cell>
          <table:table-cell table:formula="of:=CONCATENATE([.A20];[.$L$1])" office:value-type="string" office:string-value="112," calcext:value-type="string">
            <text:p>112,</text:p>
          </table:table-cell>
          <table:table-cell table:formula="of:=CONCATENATE([.D20];[.$L$1])" office:value-type="string" office:string-value="1359.9886587916048," calcext:value-type="string">
            <text:p>1359.9886587916048,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NCATENATE([.O20];[.$L$1])" office:value-type="string" office:string-value="180," calcext:value-type="string">
            <text:p>180,</text:p>
          </table:table-cell>
          <table:table-cell table:formula="of:=CONCATENATE([.F20];[.$L$1])" office:value-type="string" office:string-value="100.0," calcext:value-type="string">
            <text:p>100.0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300.23388267657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56.9225308040753</text:p>
          </table:table-cell>
          <table:table-cell office:value-type="string" calcext:value-type="string">
            <text:p>8.245108482553722</text:p>
          </table:table-cell>
          <table:table-cell office:value-type="string" calcext:value-type="string">
            <text:p>100.38103156028052</text:p>
          </table:table-cell>
          <table:table-cell office:value-type="string" calcext:value-type="string">
            <text:p>0.00297819184508950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1];&quot;###,##&quot;);[.$L$1])" office:value-type="string" office:string-value="300.233882676571," calcext:value-type="string">
            <text:p>300.233882676571,</text:p>
          </table:table-cell>
          <table:table-cell table:formula="of:=CONCATENATE(TEXT([.C21];&quot;###,##&quot;);[.$L$1])" office:value-type="string" office:string-value="7.5," calcext:value-type="string">
            <text:p>7.5,</text:p>
          </table:table-cell>
          <table:table-cell table:formula="of:=CONCATENATE([.A21];[.$L$1])" office:value-type="string" office:string-value="120," calcext:value-type="string">
            <text:p>120,</text:p>
          </table:table-cell>
          <table:table-cell table:formula="of:=CONCATENATE([.D21];[.$L$1])" office:value-type="string" office:string-value="656.9225308040753," calcext:value-type="string">
            <text:p>656.9225308040753,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NCATENATE([.O21];[.$L$1])" office:value-type="string" office:string-value="190," calcext:value-type="string">
            <text:p>190,</text:p>
          </table:table-cell>
          <table:table-cell table:formula="of:=CONCATENATE([.F21];[.$L$1])" office:value-type="string" office:string-value="100.38103156028052," calcext:value-type="string">
            <text:p>100.38103156028052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57.71424941639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29.1974202869009</text:p>
          </table:table-cell>
          <table:table-cell office:value-type="string" calcext:value-type="string">
            <text:p>10.163159918181485</text:p>
          </table:table-cell>
          <table:table-cell office:value-type="string" calcext:value-type="string">
            <text:p>101.76500847291618</text:p>
          </table:table-cell>
          <table:table-cell office:value-type="string" calcext:value-type="string">
            <text:p>-0.00240741625847973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2];&quot;###,##&quot;);[.$L$1])" office:value-type="string" office:string-value="357.714249416397," calcext:value-type="string">
            <text:p>357.714249416397,</text:p>
          </table:table-cell>
          <table:table-cell table:formula="of:=CONCATENATE(TEXT([.C22];&quot;###,##&quot;);[.$L$1])" office:value-type="string" office:string-value="7.5," calcext:value-type="string">
            <text:p>7.5,</text:p>
          </table:table-cell>
          <table:table-cell table:formula="of:=CONCATENATE([.A22];[.$L$1])" office:value-type="string" office:string-value="148," calcext:value-type="string">
            <text:p>148,</text:p>
          </table:table-cell>
          <table:table-cell table:formula="of:=CONCATENATE([.D22];[.$L$1])" office:value-type="string" office:string-value="629.1974202869009," calcext:value-type="string">
            <text:p>629.1974202869009,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NCATENATE([.O22];[.$L$1])" office:value-type="string" office:string-value="200," calcext:value-type="string">
            <text:p>200,</text:p>
          </table:table-cell>
          <table:table-cell table:formula="of:=CONCATENATE([.F22];[.$L$1])" office:value-type="string" office:string-value="101.76500847291618," calcext:value-type="string">
            <text:p>101.76500847291618,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62.33130501567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19.187501180749</text:p>
          </table:table-cell>
          <table:table-cell office:value-type="string" calcext:value-type="string">
            <text:p>12.008599480792004</text:p>
          </table:table-cell>
          <table:table-cell office:value-type="string" calcext:value-type="string">
            <text:p>101.75389329820017</text:p>
          </table:table-cell>
          <table:table-cell office:value-type="string" calcext:value-type="string">
            <text:p>-0.0043518449892784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3];&quot;###,##&quot;);[.$L$1])" office:value-type="string" office:string-value="362.331305015676," calcext:value-type="string">
            <text:p>362.331305015676,</text:p>
          </table:table-cell>
          <table:table-cell table:formula="of:=CONCATENATE(TEXT([.C23];&quot;###,##&quot;);[.$L$1])" office:value-type="string" office:string-value="7.5," calcext:value-type="string">
            <text:p>7.5,</text:p>
          </table:table-cell>
          <table:table-cell table:formula="of:=CONCATENATE([.A23];[.$L$1])" office:value-type="string" office:string-value="150," calcext:value-type="string">
            <text:p>150,</text:p>
          </table:table-cell>
          <table:table-cell table:formula="of:=CONCATENATE([.D23];[.$L$1])" office:value-type="string" office:string-value="619.187501180749," calcext:value-type="string">
            <text:p>619.187501180749,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NCATENATE([.O23];[.$L$1])" office:value-type="string" office:string-value="210," calcext:value-type="string">
            <text:p>210,</text:p>
          </table:table-cell>
          <table:table-cell table:formula="of:=CONCATENATE([.F23];[.$L$1])" office:value-type="string" office:string-value="101.75389329820017," calcext:value-type="string">
            <text:p>101.75389329820017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372.05668448878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10.4162444484037</text:p>
          </table:table-cell>
          <table:table-cell office:value-type="string" calcext:value-type="string">
            <text:p>0.16140869372710703</text:p>
          </table:table-cell>
          <table:table-cell office:value-type="string" calcext:value-type="string">
            <text:p>101.71156995427128</text:p>
          </table:table-cell>
          <table:table-cell office:value-type="string" calcext:value-type="string">
            <text:p>-0.00605566331335486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4];&quot;###,##&quot;);[.$L$1])" office:value-type="string" office:string-value="372.056684488786," calcext:value-type="string">
            <text:p>372.056684488786,</text:p>
          </table:table-cell>
          <table:table-cell table:formula="of:=CONCATENATE(TEXT([.C24];&quot;###,##&quot;);[.$L$1])" office:value-type="string" office:string-value="7.5," calcext:value-type="string">
            <text:p>7.5,</text:p>
          </table:table-cell>
          <table:table-cell table:formula="of:=CONCATENATE([.A24];[.$L$1])" office:value-type="string" office:string-value="155," calcext:value-type="string">
            <text:p>155,</text:p>
          </table:table-cell>
          <table:table-cell table:formula="of:=CONCATENATE([.D24];[.$L$1])" office:value-type="string" office:string-value="610.4162444484037," calcext:value-type="string">
            <text:p>610.4162444484037,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NCATENATE([.O24];[.$L$1])" office:value-type="string" office:string-value="220," calcext:value-type="string">
            <text:p>220,</text:p>
          </table:table-cell>
          <table:table-cell table:formula="of:=CONCATENATE([.F24];[.$L$1])" office:value-type="string" office:string-value="101.71156995427128," calcext:value-type="string">
            <text:p>101.71156995427128,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383.92498072411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67.30955655881786</text:p>
          </table:table-cell>
          <table:table-cell office:value-type="string" calcext:value-type="string">
            <text:p>0.06564824915021414</text:p>
          </table:table-cell>
          <table:table-cell office:value-type="string" calcext:value-type="string">
            <text:p>101.63969954816696</text:p>
          </table:table-cell>
          <table:table-cell office:value-type="string" calcext:value-type="string">
            <text:p>-0.0238775451145046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5];&quot;###,##&quot;);[.$L$1])" office:value-type="string" office:string-value="383.924980724118," calcext:value-type="string">
            <text:p>383.924980724118,</text:p>
          </table:table-cell>
          <table:table-cell table:formula="of:=CONCATENATE(TEXT([.C25];&quot;###,##&quot;);[.$L$1])" office:value-type="string" office:string-value="5.0," calcext:value-type="string">
            <text:p>5.0,</text:p>
          </table:table-cell>
          <table:table-cell table:formula="of:=CONCATENATE([.A25];[.$L$1])" office:value-type="string" office:string-value="161," calcext:value-type="string">
            <text:p>161,</text:p>
          </table:table-cell>
          <table:table-cell table:formula="of:=CONCATENATE([.D25];[.$L$1])" office:value-type="string" office:string-value="267.30955655881786," calcext:value-type="string">
            <text:p>267.30955655881786,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NCATENATE([.O25];[.$L$1])" office:value-type="string" office:string-value="230," calcext:value-type="string">
            <text:p>230,</text:p>
          </table:table-cell>
          <table:table-cell table:formula="of:=CONCATENATE([.F25];[.$L$1])" office:value-type="string" office:string-value="101.63969954816696," calcext:value-type="string">
            <text:p>101.63969954816696,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407.51535273569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11.8976392853555</text:p>
          </table:table-cell>
          <table:table-cell office:value-type="string" calcext:value-type="string">
            <text:p>0.037750906997770894</text:p>
          </table:table-cell>
          <table:table-cell office:value-type="string" calcext:value-type="string">
            <text:p>101.07641937619263</text:p>
          </table:table-cell>
          <table:table-cell office:value-type="string" calcext:value-type="string">
            <text:p>-0.0111743876425565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6];&quot;###,##&quot;);[.$L$1])" office:value-type="string" office:string-value="407.515352735693," calcext:value-type="string">
            <text:p>407.515352735693,</text:p>
          </table:table-cell>
          <table:table-cell table:formula="of:=CONCATENATE(TEXT([.C26];&quot;###,##&quot;);[.$L$1])" office:value-type="string" office:string-value="5.0," calcext:value-type="string">
            <text:p>5.0,</text:p>
          </table:table-cell>
          <table:table-cell table:formula="of:=CONCATENATE([.A26];[.$L$1])" office:value-type="string" office:string-value="178," calcext:value-type="string">
            <text:p>178,</text:p>
          </table:table-cell>
          <table:table-cell table:formula="of:=CONCATENATE([.D26];[.$L$1])" office:value-type="string" office:string-value="311.8976392853555," calcext:value-type="string">
            <text:p>311.8976392853555,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NCATENATE([.O26];[.$L$1])" office:value-type="string" office:string-value="240," calcext:value-type="string">
            <text:p>240,</text:p>
          </table:table-cell>
          <table:table-cell table:formula="of:=CONCATENATE([.F26];[.$L$1])" office:value-type="string" office:string-value="101.07641937619263," calcext:value-type="string">
            <text:p>101.07641937619263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430.48812595084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9.4958652151433</text:p>
          </table:table-cell>
          <table:table-cell office:value-type="string" calcext:value-type="string">
            <text:p>1.3437085140334808</text:p>
          </table:table-cell>
          <table:table-cell office:value-type="string" calcext:value-type="string">
            <text:p>100.81971270306201</text:p>
          </table:table-cell>
          <table:table-cell office:value-type="string" calcext:value-type="string">
            <text:p>-0.0106165004514073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7];&quot;###,##&quot;);[.$L$1])" office:value-type="string" office:string-value="430.488125950842," calcext:value-type="string">
            <text:p>430.488125950842,</text:p>
          </table:table-cell>
          <table:table-cell table:formula="of:=CONCATENATE(TEXT([.C27];&quot;###,##&quot;);[.$L$1])" office:value-type="string" office:string-value="5.0," calcext:value-type="string">
            <text:p>5.0,</text:p>
          </table:table-cell>
          <table:table-cell table:formula="of:=CONCATENATE([.A27];[.$L$1])" office:value-type="string" office:string-value="195," calcext:value-type="string">
            <text:p>195,</text:p>
          </table:table-cell>
          <table:table-cell table:formula="of:=CONCATENATE([.D27];[.$L$1])" office:value-type="string" office:string-value="359.4958652151433," calcext:value-type="string">
            <text:p>359.4958652151433,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NCATENATE([.O27];[.$L$1])" office:value-type="string" office:string-value="250," calcext:value-type="string">
            <text:p>250,</text:p>
          </table:table-cell>
          <table:table-cell table:formula="of:=CONCATENATE([.F27];[.$L$1])" office:value-type="string" office:string-value="100.81971270306201," calcext:value-type="string">
            <text:p>100.81971270306201,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455.68414836223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82.35780803221752</text:p>
          </table:table-cell>
          <table:table-cell office:value-type="string" calcext:value-type="string">
            <text:p>1.854545785267339</text:p>
          </table:table-cell>
          <table:table-cell office:value-type="string" calcext:value-type="string">
            <text:p>102.18377371387508</text:p>
          </table:table-cell>
          <table:table-cell office:value-type="string" calcext:value-type="string">
            <text:p>-0.089206097737633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8];&quot;###,##&quot;);[.$L$1])" office:value-type="string" office:string-value="455.684148362232," calcext:value-type="string">
            <text:p>455.684148362232,</text:p>
          </table:table-cell>
          <table:table-cell table:formula="of:=CONCATENATE(TEXT([.C28];&quot;###,##&quot;);[.$L$1])" office:value-type="string" office:string-value="7.5," calcext:value-type="string">
            <text:p>7.5,</text:p>
          </table:table-cell>
          <table:table-cell table:formula="of:=CONCATENATE([.A28];[.$L$1])" office:value-type="string" office:string-value="203," calcext:value-type="string">
            <text:p>203,</text:p>
          </table:table-cell>
          <table:table-cell table:formula="of:=CONCATENATE([.D28];[.$L$1])" office:value-type="string" office:string-value="182.35780803221752," calcext:value-type="string">
            <text:p>182.35780803221752,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NCATENATE([.O28];[.$L$1])" office:value-type="string" office:string-value="260," calcext:value-type="string">
            <text:p>260,</text:p>
          </table:table-cell>
          <table:table-cell table:formula="of:=CONCATENATE([.F28];[.$L$1])" office:value-type="string" office:string-value="102.18377371387508," calcext:value-type="string">
            <text:p>102.18377371387508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460.378505043885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12.8191048895745</text:p>
          </table:table-cell>
          <table:table-cell office:value-type="string" calcext:value-type="string">
            <text:p>17.572055083752467</text:p>
          </table:table-cell>
          <table:table-cell office:value-type="string" calcext:value-type="string">
            <text:p>102.18377371387508</text:p>
          </table:table-cell>
          <table:table-cell office:value-type="string" calcext:value-type="string">
            <text:p>-0.010911861829388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9];&quot;###,##&quot;);[.$L$1])" office:value-type="string" office:string-value="460.3785050438855," calcext:value-type="string">
            <text:p>460.3785050438855,</text:p>
          </table:table-cell>
          <table:table-cell table:formula="of:=CONCATENATE(TEXT([.C29];&quot;###,##&quot;);[.$L$1])" office:value-type="string" office:string-value="5.0," calcext:value-type="string">
            <text:p>5.0,</text:p>
          </table:table-cell>
          <table:table-cell table:formula="of:=CONCATENATE([.A29];[.$L$1])" office:value-type="string" office:string-value="205," calcext:value-type="string">
            <text:p>205,</text:p>
          </table:table-cell>
          <table:table-cell table:formula="of:=CONCATENATE([.D29];[.$L$1])" office:value-type="string" office:string-value="312.8191048895745," calcext:value-type="string">
            <text:p>312.8191048895745,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NCATENATE([.O29];[.$L$1])" office:value-type="string" office:string-value="270," calcext:value-type="string">
            <text:p>270,</text:p>
          </table:table-cell>
          <table:table-cell table:formula="of:=CONCATENATE([.F29];[.$L$1])" office:value-type="string" office:string-value="102.18377371387508," calcext:value-type="string">
            <text:p>102.18377371387508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491.318844415116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87.4403715916778</text:p>
          </table:table-cell>
          <table:table-cell office:value-type="string" calcext:value-type="string">
            <text:p>2.8122277540111975</text:p>
          </table:table-cell>
          <table:table-cell office:value-type="string" calcext:value-type="string">
            <text:p>101.84615700570181</text:p>
          </table:table-cell>
          <table:table-cell office:value-type="string" calcext:value-type="string">
            <text:p>0.0103477583136606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0];&quot;###,##&quot;);[.$L$1])" office:value-type="string" office:string-value="491.3188444151167," calcext:value-type="string">
            <text:p>491.3188444151167,</text:p>
          </table:table-cell>
          <table:table-cell table:formula="of:=CONCATENATE(TEXT([.C30];&quot;###,##&quot;);[.$L$1])" office:value-type="string" office:string-value="5.0," calcext:value-type="string">
            <text:p>5.0,</text:p>
          </table:table-cell>
          <table:table-cell table:formula="of:=CONCATENATE([.A30];[.$L$1])" office:value-type="string" office:string-value="227," calcext:value-type="string">
            <text:p>227,</text:p>
          </table:table-cell>
          <table:table-cell table:formula="of:=CONCATENATE([.D30];[.$L$1])" office:value-type="string" office:string-value="387.4403715916778," calcext:value-type="string">
            <text:p>387.4403715916778,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NCATENATE([.O30];[.$L$1])" office:value-type="string" office:string-value="280," calcext:value-type="string">
            <text:p>280,</text:p>
          </table:table-cell>
          <table:table-cell table:formula="of:=CONCATENATE([.F30];[.$L$1])" office:value-type="string" office:string-value="101.84615700570181," calcext:value-type="string">
            <text:p>101.84615700570181,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522.52888740985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66.9695582329244</text:p>
          </table:table-cell>
          <table:table-cell office:value-type="string" calcext:value-type="string">
            <text:p>21.777264262811983</text:p>
          </table:table-cell>
          <table:table-cell office:value-type="string" calcext:value-type="string">
            <text:p>102.16911098757029</text:p>
          </table:table-cell>
          <table:table-cell office:value-type="string" calcext:value-type="string">
            <text:p>0.0330056462456396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1];&quot;###,##&quot;);[.$L$1])" office:value-type="string" office:string-value="522.5288874098522," calcext:value-type="string">
            <text:p>522.5288874098522,</text:p>
          </table:table-cell>
          <table:table-cell table:formula="of:=CONCATENATE(TEXT([.C31];&quot;###,##&quot;);[.$L$1])" office:value-type="string" office:string-value="5.0," calcext:value-type="string">
            <text:p>5.0,</text:p>
          </table:table-cell>
          <table:table-cell table:formula="of:=CONCATENATE([.A31];[.$L$1])" office:value-type="string" office:string-value="249," calcext:value-type="string">
            <text:p>249,</text:p>
          </table:table-cell>
          <table:table-cell table:formula="of:=CONCATENATE([.D31];[.$L$1])" office:value-type="string" office:string-value="466.9695582329244," calcext:value-type="string">
            <text:p>466.9695582329244,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NCATENATE([.O31];[.$L$1])" office:value-type="string" office:string-value="290," calcext:value-type="string">
            <text:p>290,</text:p>
          </table:table-cell>
          <table:table-cell table:formula="of:=CONCATENATE([.F31];[.$L$1])" office:value-type="string" office:string-value="102.16911098757029," calcext:value-type="string">
            <text:p>102.16911098757029,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557.316699226738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72.42878240384414</text:p>
          </table:table-cell>
          <table:table-cell office:value-type="string" calcext:value-type="string">
            <text:p>11.097167612886548</text:p>
          </table:table-cell>
          <table:table-cell office:value-type="string" calcext:value-type="string">
            <text:p>103.31730519805834</text:p>
          </table:table-cell>
          <table:table-cell office:value-type="string" calcext:value-type="string">
            <text:p>0.0060709522772407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2];&quot;###,##&quot;);[.$L$1])" office:value-type="string" office:string-value="557.3166992267388," calcext:value-type="string">
            <text:p>557.3166992267388,</text:p>
          </table:table-cell>
          <table:table-cell table:formula="of:=CONCATENATE(TEXT([.C32];&quot;###,##&quot;);[.$L$1])" office:value-type="string" office:string-value="5.0," calcext:value-type="string">
            <text:p>5.0,</text:p>
          </table:table-cell>
          <table:table-cell table:formula="of:=CONCATENATE([.A32];[.$L$1])" office:value-type="string" office:string-value="274," calcext:value-type="string">
            <text:p>274,</text:p>
          </table:table-cell>
          <table:table-cell table:formula="of:=CONCATENATE([.D32];[.$L$1])" office:value-type="string" office:string-value="372.42878240384414," calcext:value-type="string">
            <text:p>372.42878240384414,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NCATENATE([.O32];[.$L$1])" office:value-type="string" office:string-value="300," calcext:value-type="string">
            <text:p>300,</text:p>
          </table:table-cell>
          <table:table-cell table:formula="of:=CONCATENATE([.F32];[.$L$1])" office:value-type="string" office:string-value="103.31730519805834," calcext:value-type="string">
            <text:p>103.31730519805834,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93.165881384537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930.3341972291074</text:p>
          </table:table-cell>
          <table:table-cell office:value-type="string" calcext:value-type="string">
            <text:p>30.304870782999036</text:p>
          </table:table-cell>
          <table:table-cell office:value-type="string" calcext:value-type="string">
            <text:p>103.53494387211644</text:p>
          </table:table-cell>
          <table:table-cell office:value-type="string" calcext:value-type="string">
            <text:p>0.0560884611584212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3];&quot;###,##&quot;);[.$L$1])" office:value-type="string" office:string-value="593.1658813845376," calcext:value-type="string">
            <text:p>593.1658813845376,</text:p>
          </table:table-cell>
          <table:table-cell table:formula="of:=CONCATENATE(TEXT([.C33];&quot;###,##&quot;);[.$L$1])" office:value-type="string" office:string-value="7.5," calcext:value-type="string">
            <text:p>7.5,</text:p>
          </table:table-cell>
          <table:table-cell table:formula="of:=CONCATENATE([.A33];[.$L$1])" office:value-type="string" office:string-value="300," calcext:value-type="string">
            <text:p>300,</text:p>
          </table:table-cell>
          <table:table-cell table:formula="of:=CONCATENATE([.D33];[.$L$1])" office:value-type="string" office:string-value="930.3341972291074," calcext:value-type="string">
            <text:p>930.3341972291074,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NCATENATE([.O33];[.$L$1])" office:value-type="string" office:string-value="310," calcext:value-type="string">
            <text:p>310,</text:p>
          </table:table-cell>
          <table:table-cell table:formula="of:=CONCATENATE([.F33];[.$L$1])" office:value-type="string" office:string-value="103.53494387211644," calcext:value-type="string">
            <text:p>103.53494387211644,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618.643784618915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45.9170577483278</text:p>
          </table:table-cell>
          <table:table-cell office:value-type="string" calcext:value-type="string">
            <text:p>35.89073694113134</text:p>
          </table:table-cell>
          <table:table-cell office:value-type="string" calcext:value-type="string">
            <text:p>104.96396025807587</text:p>
          </table:table-cell>
          <table:table-cell office:value-type="string" calcext:value-type="string">
            <text:p>-0.018584642858824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4];&quot;###,##&quot;);[.$L$1])" office:value-type="string" office:string-value="618.6437846189156," calcext:value-type="string">
            <text:p>618.6437846189156,</text:p>
          </table:table-cell>
          <table:table-cell table:formula="of:=CONCATENATE(TEXT([.C34];&quot;###,##&quot;);[.$L$1])" office:value-type="string" office:string-value="7.5," calcext:value-type="string">
            <text:p>7.5,</text:p>
          </table:table-cell>
          <table:table-cell table:formula="of:=CONCATENATE([.A34];[.$L$1])" office:value-type="string" office:string-value="312," calcext:value-type="string">
            <text:p>312,</text:p>
          </table:table-cell>
          <table:table-cell table:formula="of:=CONCATENATE([.D34];[.$L$1])" office:value-type="string" office:string-value="545.9170577483278," calcext:value-type="string">
            <text:p>545.9170577483278,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NCATENATE([.O34];[.$L$1])" office:value-type="string" office:string-value="320," calcext:value-type="string">
            <text:p>320,</text:p>
          </table:table-cell>
          <table:table-cell table:formula="of:=CONCATENATE([.F34];[.$L$1])" office:value-type="string" office:string-value="104.96396025807587," calcext:value-type="string">
            <text:p>104.96396025807587,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624.049605216681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30.5514926394738</text:p>
          </table:table-cell>
          <table:table-cell office:value-type="string" calcext:value-type="string">
            <text:p>22.319123742910797</text:p>
          </table:table-cell>
          <table:table-cell office:value-type="string" calcext:value-type="string">
            <text:p>104.86349501290752</text:p>
          </table:table-cell>
          <table:table-cell office:value-type="string" calcext:value-type="string">
            <text:p>-0.021569406865983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5];&quot;###,##&quot;);[.$L$1])" office:value-type="string" office:string-value="624.0496052166816," calcext:value-type="string">
            <text:p>624.0496052166816,</text:p>
          </table:table-cell>
          <table:table-cell table:formula="of:=CONCATENATE(TEXT([.C35];&quot;###,##&quot;);[.$L$1])" office:value-type="string" office:string-value="7.5," calcext:value-type="string">
            <text:p>7.5,</text:p>
          </table:table-cell>
          <table:table-cell table:formula="of:=CONCATENATE([.A35];[.$L$1])" office:value-type="string" office:string-value="315," calcext:value-type="string">
            <text:p>315,</text:p>
          </table:table-cell>
          <table:table-cell table:formula="of:=CONCATENATE([.D35];[.$L$1])" office:value-type="string" office:string-value="530.5514926394738," calcext:value-type="string">
            <text:p>530.5514926394738,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NCATENATE([.O35];[.$L$1])" office:value-type="string" office:string-value="330," calcext:value-type="string">
            <text:p>330,</text:p>
          </table:table-cell>
          <table:table-cell table:formula="of:=CONCATENATE([.F35];[.$L$1])" office:value-type="string" office:string-value="104.86349501290752," calcext:value-type="string">
            <text:p>104.86349501290752,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676.79655839601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2.7197432823156</text:p>
          </table:table-cell>
          <table:table-cell office:value-type="string" calcext:value-type="string">
            <text:p>0.8995793431315917</text:p>
          </table:table-cell>
          <table:table-cell office:value-type="string" calcext:value-type="string">
            <text:p>103.72577451884146</text:p>
          </table:table-cell>
          <table:table-cell office:value-type="string" calcext:value-type="string">
            <text:p>-0.0137891728286078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6];&quot;###,##&quot;);[.$L$1])" office:value-type="string" office:string-value="676.7965583960175," calcext:value-type="string">
            <text:p>676.7965583960175,</text:p>
          </table:table-cell>
          <table:table-cell table:formula="of:=CONCATENATE(TEXT([.C36];&quot;###,##&quot;);[.$L$1])" office:value-type="string" office:string-value="5.0," calcext:value-type="string">
            <text:p>5.0,</text:p>
          </table:table-cell>
          <table:table-cell table:formula="of:=CONCATENATE([.A36];[.$L$1])" office:value-type="string" office:string-value="340," calcext:value-type="string">
            <text:p>340,</text:p>
          </table:table-cell>
          <table:table-cell table:formula="of:=CONCATENATE([.D36];[.$L$1])" office:value-type="string" office:string-value="302.7197432823156," calcext:value-type="string">
            <text:p>302.7197432823156,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NCATENATE([.O36];[.$L$1])" office:value-type="string" office:string-value="340," calcext:value-type="string">
            <text:p>340,</text:p>
          </table:table-cell>
          <table:table-cell table:formula="of:=CONCATENATE([.F36];[.$L$1])" office:value-type="string" office:string-value="103.72577451884146," calcext:value-type="string">
            <text:p>103.72577451884146,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707.043529754018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3.76561556897735</text:p>
          </table:table-cell>
          <table:table-cell office:value-type="string" calcext:value-type="string">
            <text:p>0.6011661472284813</text:p>
          </table:table-cell>
          <table:table-cell office:value-type="string" calcext:value-type="string">
            <text:p>103.30869380324404</text:p>
          </table:table-cell>
          <table:table-cell office:value-type="string" calcext:value-type="string">
            <text:p>-0.0163402063651714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7];&quot;###,##&quot;);[.$L$1])" office:value-type="string" office:string-value="707.0435297540186," calcext:value-type="string">
            <text:p>707.0435297540186,</text:p>
          </table:table-cell>
          <table:table-cell table:formula="of:=CONCATENATE(TEXT([.C37];&quot;###,##&quot;);[.$L$1])" office:value-type="string" office:string-value="5.0," calcext:value-type="string">
            <text:p>5.0,</text:p>
          </table:table-cell>
          <table:table-cell table:formula="of:=CONCATENATE([.A37];[.$L$1])" office:value-type="string" office:string-value="362," calcext:value-type="string">
            <text:p>362,</text:p>
          </table:table-cell>
          <table:table-cell table:formula="of:=CONCATENATE([.D37];[.$L$1])" office:value-type="string" office:string-value="293.76561556897735," calcext:value-type="string">
            <text:p>293.76561556897735,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NCATENATE([.O37];[.$L$1])" office:value-type="string" office:string-value="350," calcext:value-type="string">
            <text:p>350,</text:p>
          </table:table-cell>
          <table:table-cell table:formula="of:=CONCATENATE([.F37];[.$L$1])" office:value-type="string" office:string-value="103.30869380324404," calcext:value-type="string">
            <text:p>103.30869380324404,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716.52032324097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84.98531935364826</text:p>
          </table:table-cell>
          <table:table-cell office:value-type="string" calcext:value-type="string">
            <text:p>3.480162457777125</text:p>
          </table:table-cell>
          <table:table-cell office:value-type="string" calcext:value-type="string">
            <text:p>103.15384104198708</text:p>
          </table:table-cell>
          <table:table-cell office:value-type="string" calcext:value-type="string">
            <text:p>-0.0188417152584275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8];&quot;###,##&quot;);[.$L$1])" office:value-type="string" office:string-value="716.5203232409735," calcext:value-type="string">
            <text:p>716.5203232409735,</text:p>
          </table:table-cell>
          <table:table-cell table:formula="of:=CONCATENATE(TEXT([.C38];&quot;###,##&quot;);[.$L$1])" office:value-type="string" office:string-value="5.0," calcext:value-type="string">
            <text:p>5.0,</text:p>
          </table:table-cell>
          <table:table-cell table:formula="of:=CONCATENATE([.A38];[.$L$1])" office:value-type="string" office:string-value="369," calcext:value-type="string">
            <text:p>369,</text:p>
          </table:table-cell>
          <table:table-cell table:formula="of:=CONCATENATE([.D38];[.$L$1])" office:value-type="string" office:string-value="284.98531935364826," calcext:value-type="string">
            <text:p>284.98531935364826,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NCATENATE([.O38];[.$L$1])" office:value-type="string" office:string-value="360," calcext:value-type="string">
            <text:p>360,</text:p>
          </table:table-cell>
          <table:table-cell table:formula="of:=CONCATENATE([.F38];[.$L$1])" office:value-type="string" office:string-value="103.15384104198708," calcext:value-type="string">
            <text:p>103.15384104198708,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721.339107498194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42.80156231776726</text:p>
          </table:table-cell>
          <table:table-cell office:value-type="string" calcext:value-type="string">
            <text:p>3.2201023871834376</text:p>
          </table:table-cell>
          <table:table-cell office:value-type="string" calcext:value-type="string">
            <text:p>103.11646519594404</text:p>
          </table:table-cell>
          <table:table-cell office:value-type="string" calcext:value-type="string">
            <text:p>-0.00236985116608597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9];&quot;###,##&quot;);[.$L$1])" office:value-type="string" office:string-value="721.3391074981946," calcext:value-type="string">
            <text:p>721.3391074981946,</text:p>
          </table:table-cell>
          <table:table-cell table:formula="of:=CONCATENATE(TEXT([.C39];&quot;###,##&quot;);[.$L$1])" office:value-type="string" office:string-value="5.0," calcext:value-type="string">
            <text:p>5.0,</text:p>
          </table:table-cell>
          <table:table-cell table:formula="of:=CONCATENATE([.A39];[.$L$1])" office:value-type="string" office:string-value="372," calcext:value-type="string">
            <text:p>372,</text:p>
          </table:table-cell>
          <table:table-cell table:formula="of:=CONCATENATE([.D39];[.$L$1])" office:value-type="string" office:string-value="342.80156231776726," calcext:value-type="string">
            <text:p>342.80156231776726,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NCATENATE([.O39];[.$L$1])" office:value-type="string" office:string-value="370," calcext:value-type="string">
            <text:p>370,</text:p>
          </table:table-cell>
          <table:table-cell table:formula="of:=CONCATENATE([.F39];[.$L$1])" office:value-type="string" office:string-value="103.11646519594404," calcext:value-type="string">
            <text:p>103.11646519594404,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729.69104686193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8.88254663110143</text:p>
          </table:table-cell>
          <table:table-cell office:value-type="string" calcext:value-type="string">
            <text:p>3.7080868965479636</text:p>
          </table:table-cell>
          <table:table-cell office:value-type="string" calcext:value-type="string">
            <text:p>103.09667234270381</text:p>
          </table:table-cell>
          <table:table-cell office:value-type="string" calcext:value-type="string">
            <text:p>-0.00348637985174575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0];&quot;###,##&quot;);[.$L$1])" office:value-type="string" office:string-value="729.6910468619326," calcext:value-type="string">
            <text:p>729.6910468619326,</text:p>
          </table:table-cell>
          <table:table-cell table:formula="of:=CONCATENATE(TEXT([.C40];&quot;###,##&quot;);[.$L$1])" office:value-type="string" office:string-value="5.0," calcext:value-type="string">
            <text:p>5.0,</text:p>
          </table:table-cell>
          <table:table-cell table:formula="of:=CONCATENATE([.A40];[.$L$1])" office:value-type="string" office:string-value="378," calcext:value-type="string">
            <text:p>378,</text:p>
          </table:table-cell>
          <table:table-cell table:formula="of:=CONCATENATE([.D40];[.$L$1])" office:value-type="string" office:string-value="338.88254663110143," calcext:value-type="string">
            <text:p>338.88254663110143,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NCATENATE([.O40];[.$L$1])" office:value-type="string" office:string-value="380," calcext:value-type="string">
            <text:p>380,</text:p>
          </table:table-cell>
          <table:table-cell table:formula="of:=CONCATENATE([.F40];[.$L$1])" office:value-type="string" office:string-value="103.09667234270381," calcext:value-type="string">
            <text:p>103.09667234270381,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739.335854086895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46.13046813046014</text:p>
          </table:table-cell>
          <table:table-cell office:value-type="string" calcext:value-type="string">
            <text:p>0.025547230927442585</text:p>
          </table:table-cell>
          <table:table-cell office:value-type="string" calcext:value-type="string">
            <text:p>103.123413490372</text:p>
          </table:table-cell>
          <table:table-cell office:value-type="string" calcext:value-type="string">
            <text:p>-0.001421444951643555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1];&quot;###,##&quot;);[.$L$1])" office:value-type="string" office:string-value="739.3358540868956," calcext:value-type="string">
            <text:p>739.3358540868956,</text:p>
          </table:table-cell>
          <table:table-cell table:formula="of:=CONCATENATE(TEXT([.C41];&quot;###,##&quot;);[.$L$1])" office:value-type="string" office:string-value="5.0," calcext:value-type="string">
            <text:p>5.0,</text:p>
          </table:table-cell>
          <table:table-cell table:formula="of:=CONCATENATE([.A41];[.$L$1])" office:value-type="string" office:string-value="385," calcext:value-type="string">
            <text:p>385,</text:p>
          </table:table-cell>
          <table:table-cell table:formula="of:=CONCATENATE([.D41];[.$L$1])" office:value-type="string" office:string-value="346.13046813046014," calcext:value-type="string">
            <text:p>346.13046813046014,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NCATENATE([.O41];[.$L$1])" office:value-type="string" office:string-value="390," calcext:value-type="string">
            <text:p>390,</text:p>
          </table:table-cell>
          <table:table-cell table:formula="of:=CONCATENATE([.F41];[.$L$1])" office:value-type="string" office:string-value="103.123413490372," calcext:value-type="string">
            <text:p>103.123413490372,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744.22404509276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6.051425421938</text:p>
          </table:table-cell>
          <table:table-cell office:value-type="string" calcext:value-type="string">
            <text:p>7.439167765658401</text:p>
          </table:table-cell>
          <table:table-cell office:value-type="string" calcext:value-type="string">
            <text:p>103.123413490372</text:p>
          </table:table-cell>
          <table:table-cell office:value-type="string" calcext:value-type="string">
            <text:p>-0.0270849898828464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2];&quot;###,##&quot;);[.$L$1])" office:value-type="string" office:string-value="744.2240450927616," calcext:value-type="string">
            <text:p>744.2240450927616,</text:p>
          </table:table-cell>
          <table:table-cell table:formula="of:=CONCATENATE(TEXT([.C42];&quot;###,##&quot;);[.$L$1])" office:value-type="string" office:string-value="5.0," calcext:value-type="string">
            <text:p>5.0,</text:p>
          </table:table-cell>
          <table:table-cell table:formula="of:=CONCATENATE([.A42];[.$L$1])" office:value-type="string" office:string-value="389," calcext:value-type="string">
            <text:p>389,</text:p>
          </table:table-cell>
          <table:table-cell table:formula="of:=CONCATENATE([.D42];[.$L$1])" office:value-type="string" office:string-value="256.051425421938," calcext:value-type="string">
            <text:p>256.051425421938,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NCATENATE([.O42];[.$L$1])" office:value-type="string" office:string-value="400," calcext:value-type="string">
            <text:p>400,</text:p>
          </table:table-cell>
          <table:table-cell table:formula="of:=CONCATENATE([.F42];[.$L$1])" office:value-type="string" office:string-value="103.123413490372," calcext:value-type="string">
            <text:p>103.123413490372,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761.620659484577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0.8583948988552</text:p>
          </table:table-cell>
          <table:table-cell office:value-type="string" calcext:value-type="string">
            <text:p>7.829771971186602</text:p>
          </table:table-cell>
          <table:table-cell office:value-type="string" calcext:value-type="string">
            <text:p>102.65222636557388</text:p>
          </table:table-cell>
          <table:table-cell office:value-type="string" calcext:value-type="string">
            <text:p>0.0115127419800506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3];&quot;###,##&quot;);[.$L$1])" office:value-type="string" office:string-value="761.6206594845776," calcext:value-type="string">
            <text:p>761.6206594845776,</text:p>
          </table:table-cell>
          <table:table-cell table:formula="of:=CONCATENATE(TEXT([.C43];&quot;###,##&quot;);[.$L$1])" office:value-type="string" office:string-value="5.0," calcext:value-type="string">
            <text:p>5.0,</text:p>
          </table:table-cell>
          <table:table-cell table:formula="of:=CONCATENATE([.A43];[.$L$1])" office:value-type="string" office:string-value="402," calcext:value-type="string">
            <text:p>402,</text:p>
          </table:table-cell>
          <table:table-cell table:formula="of:=CONCATENATE([.D43];[.$L$1])" office:value-type="string" office:string-value="300.8583948988552," calcext:value-type="string">
            <text:p>300.8583948988552,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NCATENATE([.O43];[.$L$1])" office:value-type="string" office:string-value="410," calcext:value-type="string">
            <text:p>410,</text:p>
          </table:table-cell>
          <table:table-cell table:formula="of:=CONCATENATE([.F43];[.$L$1])" office:value-type="string" office:string-value="102.65222636557388," calcext:value-type="string">
            <text:p>102.65222636557388,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767.890725538446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40.22436921674154</text:p>
          </table:table-cell>
          <table:table-cell office:value-type="string" calcext:value-type="string">
            <text:p>15.926897067142471</text:p>
          </table:table-cell>
          <table:table-cell office:value-type="string" calcext:value-type="string">
            <text:p>102.72441201824995</text:p>
          </table:table-cell>
          <table:table-cell office:value-type="string" calcext:value-type="string">
            <text:p>-0.00310409421481125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4];&quot;###,##&quot;);[.$L$1])" office:value-type="string" office:string-value="767.8907255384465," calcext:value-type="string">
            <text:p>767.8907255384465,</text:p>
          </table:table-cell>
          <table:table-cell table:formula="of:=CONCATENATE(TEXT([.C44];&quot;###,##&quot;);[.$L$1])" office:value-type="string" office:string-value="5.0," calcext:value-type="string">
            <text:p>5.0,</text:p>
          </table:table-cell>
          <table:table-cell table:formula="of:=CONCATENATE([.A44];[.$L$1])" office:value-type="string" office:string-value="405," calcext:value-type="string">
            <text:p>405,</text:p>
          </table:table-cell>
          <table:table-cell table:formula="of:=CONCATENATE([.D44];[.$L$1])" office:value-type="string" office:string-value="340.22436921674154," calcext:value-type="string">
            <text:p>340.22436921674154,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NCATENATE([.O44];[.$L$1])" office:value-type="string" office:string-value="420," calcext:value-type="string">
            <text:p>420,</text:p>
          </table:table-cell>
          <table:table-cell table:formula="of:=CONCATENATE([.F44];[.$L$1])" office:value-type="string" office:string-value="102.72441201824995," calcext:value-type="string">
            <text:p>102.72441201824995,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782.52362562526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3.7981891289096</text:p>
          </table:table-cell>
          <table:table-cell office:value-type="string" calcext:value-type="string">
            <text:p>12.351802123407715</text:p>
          </table:table-cell>
          <table:table-cell office:value-type="string" calcext:value-type="string">
            <text:p>102.67899011774455</text:p>
          </table:table-cell>
          <table:table-cell office:value-type="string" calcext:value-type="string">
            <text:p>7.630909453505821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5];&quot;###,##&quot;);[.$L$1])" office:value-type="string" office:string-value="782.5236256252645," calcext:value-type="string">
            <text:p>782.5236256252645,</text:p>
          </table:table-cell>
          <table:table-cell table:formula="of:=CONCATENATE(TEXT([.C45];&quot;###,##&quot;);[.$L$1])" office:value-type="string" office:string-value="5.0," calcext:value-type="string">
            <text:p>5.0,</text:p>
          </table:table-cell>
          <table:table-cell table:formula="of:=CONCATENATE([.A45];[.$L$1])" office:value-type="string" office:string-value="416," calcext:value-type="string">
            <text:p>416,</text:p>
          </table:table-cell>
          <table:table-cell table:formula="of:=CONCATENATE([.D45];[.$L$1])" office:value-type="string" office:string-value="353.7981891289096," calcext:value-type="string">
            <text:p>353.7981891289096,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NCATENATE([.O45];[.$L$1])" office:value-type="string" office:string-value="430," calcext:value-type="string">
            <text:p>430,</text:p>
          </table:table-cell>
          <table:table-cell table:formula="of:=CONCATENATE([.F45];[.$L$1])" office:value-type="string" office:string-value="102.67899011774455," calcext:value-type="string">
            <text:p>102.67899011774455,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799.90734929225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68.8613383047658</text:p>
          </table:table-cell>
          <table:table-cell office:value-type="string" calcext:value-type="string">
            <text:p>12.680636858692196</text:p>
          </table:table-cell>
          <table:table-cell office:value-type="string" calcext:value-type="string">
            <text:p>102.6922554798713</text:p>
          </table:table-cell>
          <table:table-cell office:value-type="string" calcext:value-type="string">
            <text:p>0.00505458643704751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6];&quot;###,##&quot;);[.$L$1])" office:value-type="string" office:string-value="799.9073492922585," calcext:value-type="string">
            <text:p>799.9073492922585,</text:p>
          </table:table-cell>
          <table:table-cell table:formula="of:=CONCATENATE(TEXT([.C46];&quot;###,##&quot;);[.$L$1])" office:value-type="string" office:string-value="5.0," calcext:value-type="string">
            <text:p>5.0,</text:p>
          </table:table-cell>
          <table:table-cell table:formula="of:=CONCATENATE([.A46];[.$L$1])" office:value-type="string" office:string-value="429," calcext:value-type="string">
            <text:p>429,</text:p>
          </table:table-cell>
          <table:table-cell table:formula="of:=CONCATENATE([.D46];[.$L$1])" office:value-type="string" office:string-value="368.8613383047658," calcext:value-type="string">
            <text:p>368.8613383047658,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CONCATENATE([.O46];[.$L$1])" office:value-type="string" office:string-value="440," calcext:value-type="string">
            <text:p>440,</text:p>
          </table:table-cell>
          <table:table-cell table:formula="of:=CONCATENATE([.F46];[.$L$1])" office:value-type="string" office:string-value="102.6922554798713," calcext:value-type="string">
            <text:p>102.6922554798713,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805.205842488016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67.39166612238597</text:p>
          </table:table-cell>
          <table:table-cell office:value-type="string" calcext:value-type="string">
            <text:p>13.113716170287393</text:p>
          </table:table-cell>
          <table:table-cell office:value-type="string" calcext:value-type="string">
            <text:p>102.71903717171537</text:p>
          </table:table-cell>
          <table:table-cell office:value-type="string" calcext:value-type="string">
            <text:p>0.004635876413577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7];&quot;###,##&quot;);[.$L$1])" office:value-type="string" office:string-value="805.2058424880165," calcext:value-type="string">
            <text:p>805.2058424880165,</text:p>
          </table:table-cell>
          <table:table-cell table:formula="of:=CONCATENATE(TEXT([.C47];&quot;###,##&quot;);[.$L$1])" office:value-type="string" office:string-value="5.0," calcext:value-type="string">
            <text:p>5.0,</text:p>
          </table:table-cell>
          <table:table-cell table:formula="of:=CONCATENATE([.A47];[.$L$1])" office:value-type="string" office:string-value="433," calcext:value-type="string">
            <text:p>433,</text:p>
          </table:table-cell>
          <table:table-cell table:formula="of:=CONCATENATE([.D47];[.$L$1])" office:value-type="string" office:string-value="367.39166612238597," calcext:value-type="string">
            <text:p>367.39166612238597,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CONCATENATE([.O47];[.$L$1])" office:value-type="string" office:string-value="450," calcext:value-type="string">
            <text:p>450,</text:p>
          </table:table-cell>
          <table:table-cell table:formula="of:=CONCATENATE([.F47];[.$L$1])" office:value-type="string" office:string-value="102.71903717171537," calcext:value-type="string">
            <text:p>102.71903717171537,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814.44827751367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2.6596491485826</text:p>
          </table:table-cell>
          <table:table-cell office:value-type="string" calcext:value-type="string">
            <text:p>11.591594812344413</text:p>
          </table:table-cell>
          <table:table-cell office:value-type="string" calcext:value-type="string">
            <text:p>102.76188395825483</text:p>
          </table:table-cell>
          <table:table-cell office:value-type="string" calcext:value-type="string">
            <text:p>0.0040926281979464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8];&quot;###,##&quot;);[.$L$1])" office:value-type="string" office:string-value="814.4482775136715," calcext:value-type="string">
            <text:p>814.4482775136715,</text:p>
          </table:table-cell>
          <table:table-cell table:formula="of:=CONCATENATE(TEXT([.C48];&quot;###,##&quot;);[.$L$1])" office:value-type="string" office:string-value="7.5," calcext:value-type="string">
            <text:p>7.5,</text:p>
          </table:table-cell>
          <table:table-cell table:formula="of:=CONCATENATE([.A48];[.$L$1])" office:value-type="string" office:string-value="440," calcext:value-type="string">
            <text:p>440,</text:p>
          </table:table-cell>
          <table:table-cell table:formula="of:=CONCATENATE([.D48];[.$L$1])" office:value-type="string" office:string-value="662.6596491485826," calcext:value-type="string">
            <text:p>662.6596491485826,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CONCATENATE([.O48];[.$L$1])" office:value-type="string" office:string-value="460," calcext:value-type="string">
            <text:p>460,</text:p>
          </table:table-cell>
          <table:table-cell table:formula="of:=CONCATENATE([.F48];[.$L$1])" office:value-type="string" office:string-value="102.76188395825483," calcext:value-type="string">
            <text:p>102.76188395825483,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819.906786435326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1.0745142334189</text:p>
          </table:table-cell>
          <table:table-cell office:value-type="string" calcext:value-type="string">
            <text:p>11.414246319044931</text:p>
          </table:table-cell>
          <table:table-cell office:value-type="string" calcext:value-type="string">
            <text:p>102.78422360578634</text:p>
          </table:table-cell>
          <table:table-cell office:value-type="string" calcext:value-type="string">
            <text:p>0.00378471543276308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9];&quot;###,##&quot;);[.$L$1])" office:value-type="string" office:string-value="819.9067864353265," calcext:value-type="string">
            <text:p>819.9067864353265,</text:p>
          </table:table-cell>
          <table:table-cell table:formula="of:=CONCATENATE(TEXT([.C49];&quot;###,##&quot;);[.$L$1])" office:value-type="string" office:string-value="7.5," calcext:value-type="string">
            <text:p>7.5,</text:p>
          </table:table-cell>
          <table:table-cell table:formula="of:=CONCATENATE([.A49];[.$L$1])" office:value-type="string" office:string-value="443," calcext:value-type="string">
            <text:p>443,</text:p>
          </table:table-cell>
          <table:table-cell table:formula="of:=CONCATENATE([.D49];[.$L$1])" office:value-type="string" office:string-value="661.0745142334189," calcext:value-type="string">
            <text:p>661.0745142334189,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CONCATENATE([.O49];[.$L$1])" office:value-type="string" office:string-value="470," calcext:value-type="string">
            <text:p>470,</text:p>
          </table:table-cell>
          <table:table-cell table:formula="of:=CONCATENATE([.F49];[.$L$1])" office:value-type="string" office:string-value="102.78422360578634," calcext:value-type="string">
            <text:p>102.78422360578634,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826.182585325940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59.5301342990978</text:p>
          </table:table-cell>
          <table:table-cell office:value-type="string" calcext:value-type="string">
            <text:p>11.270255139459293</text:p>
          </table:table-cell>
          <table:table-cell office:value-type="string" calcext:value-type="string">
            <text:p>102.80797571870056</text:p>
          </table:table-cell>
          <table:table-cell office:value-type="string" calcext:value-type="string">
            <text:p>0.00348471933052511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0];&quot;###,##&quot;);[.$L$1])" office:value-type="string" office:string-value="826.1825853259405," calcext:value-type="string">
            <text:p>826.1825853259405,</text:p>
          </table:table-cell>
          <table:table-cell table:formula="of:=CONCATENATE(TEXT([.C50];&quot;###,##&quot;);[.$L$1])" office:value-type="string" office:string-value="7.5," calcext:value-type="string">
            <text:p>7.5,</text:p>
          </table:table-cell>
          <table:table-cell table:formula="of:=CONCATENATE([.A50];[.$L$1])" office:value-type="string" office:string-value="446," calcext:value-type="string">
            <text:p>446,</text:p>
          </table:table-cell>
          <table:table-cell table:formula="of:=CONCATENATE([.D50];[.$L$1])" office:value-type="string" office:string-value="659.5301342990978," calcext:value-type="string">
            <text:p>659.5301342990978,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CONCATENATE([.O50];[.$L$1])" office:value-type="string" office:string-value="480," calcext:value-type="string">
            <text:p>480,</text:p>
          </table:table-cell>
          <table:table-cell table:formula="of:=CONCATENATE([.F50];[.$L$1])" office:value-type="string" office:string-value="102.80797571870056," calcext:value-type="string">
            <text:p>102.80797571870056,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833.551377522854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58.2683744483602</text:p>
          </table:table-cell>
          <table:table-cell office:value-type="string" calcext:value-type="string">
            <text:p>2.184380449236839</text:p>
          </table:table-cell>
          <table:table-cell office:value-type="string" calcext:value-type="string">
            <text:p>102.83365389131177</text:p>
          </table:table-cell>
          <table:table-cell office:value-type="string" calcext:value-type="string">
            <text:p>0.00323962223442225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1];&quot;###,##&quot;);[.$L$1])" office:value-type="string" office:string-value="833.5513775228545," calcext:value-type="string">
            <text:p>833.5513775228545,</text:p>
          </table:table-cell>
          <table:table-cell table:formula="of:=CONCATENATE(TEXT([.C51];&quot;###,##&quot;);[.$L$1])" office:value-type="string" office:string-value="7.5," calcext:value-type="string">
            <text:p>7.5,</text:p>
          </table:table-cell>
          <table:table-cell table:formula="of:=CONCATENATE([.A51];[.$L$1])" office:value-type="string" office:string-value="450," calcext:value-type="string">
            <text:p>450,</text:p>
          </table:table-cell>
          <table:table-cell table:formula="of:=CONCATENATE([.D51];[.$L$1])" office:value-type="string" office:string-value="658.2683744483602," calcext:value-type="string">
            <text:p>658.2683744483602,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CONCATENATE([.O51];[.$L$1])" office:value-type="string" office:string-value="490," calcext:value-type="string">
            <text:p>490,</text:p>
          </table:table-cell>
          <table:table-cell table:formula="of:=CONCATENATE([.F51];[.$L$1])" office:value-type="string" office:string-value="102.83365389131177," calcext:value-type="string">
            <text:p>102.83365389131177,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844.516153939738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63.0729925934064</text:p>
          </table:table-cell>
          <table:table-cell office:value-type="string" calcext:value-type="string">
            <text:p>0.8448927890688842</text:p>
          </table:table-cell>
          <table:table-cell office:value-type="string" calcext:value-type="string">
            <text:p>102.86917562478737</text:p>
          </table:table-cell>
          <table:table-cell office:value-type="string" calcext:value-type="string">
            <text:p>-0.0152520991826239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2];&quot;###,##&quot;);[.$L$1])" office:value-type="string" office:string-value="844.5161539397385," calcext:value-type="string">
            <text:p>844.5161539397385,</text:p>
          </table:table-cell>
          <table:table-cell table:formula="of:=CONCATENATE(TEXT([.C52];&quot;###,##&quot;);[.$L$1])" office:value-type="string" office:string-value="7.5," calcext:value-type="string">
            <text:p>7.5,</text:p>
          </table:table-cell>
          <table:table-cell table:formula="of:=CONCATENATE([.A52];[.$L$1])" office:value-type="string" office:string-value="455," calcext:value-type="string">
            <text:p>455,</text:p>
          </table:table-cell>
          <table:table-cell table:formula="of:=CONCATENATE([.D52];[.$L$1])" office:value-type="string" office:string-value="563.0729925934064," calcext:value-type="string">
            <text:p>563.0729925934064,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CONCATENATE([.O52];[.$L$1])" office:value-type="string" office:string-value="500," calcext:value-type="string">
            <text:p>500,</text:p>
          </table:table-cell>
          <table:table-cell table:formula="of:=CONCATENATE([.F52];[.$L$1])" office:value-type="string" office:string-value="102.86917562478737," calcext:value-type="string">
            <text:p>102.86917562478737,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873.249933294258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49.7669481275137</text:p>
          </table:table-cell>
          <table:table-cell office:value-type="string" calcext:value-type="string">
            <text:p>0.4680653257422099</text:p>
          </table:table-cell>
          <table:table-cell office:value-type="string" calcext:value-type="string">
            <text:p>102.4309251721806</text:p>
          </table:table-cell>
          <table:table-cell office:value-type="string" calcext:value-type="string">
            <text:p>-0.0178368009048253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3];&quot;###,##&quot;);[.$L$1])" office:value-type="string" office:string-value="873.2499332942585," calcext:value-type="string">
            <text:p>873.2499332942585,</text:p>
          </table:table-cell>
          <table:table-cell table:formula="of:=CONCATENATE(TEXT([.C53];&quot;###,##&quot;);[.$L$1])" office:value-type="string" office:string-value="7.5," calcext:value-type="string">
            <text:p>7.5,</text:p>
          </table:table-cell>
          <table:table-cell table:formula="of:=CONCATENATE([.A53];[.$L$1])" office:value-type="string" office:string-value="469," calcext:value-type="string">
            <text:p>469,</text:p>
          </table:table-cell>
          <table:table-cell table:formula="of:=CONCATENATE([.D53];[.$L$1])" office:value-type="string" office:string-value="549.7669481275137," calcext:value-type="string">
            <text:p>549.7669481275137,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CONCATENATE([.O53];[.$L$1])" office:value-type="string" office:string-value="510," calcext:value-type="string">
            <text:p>510,</text:p>
          </table:table-cell>
          <table:table-cell table:formula="of:=CONCATENATE([.F53];[.$L$1])" office:value-type="string" office:string-value="102.4309251721806," calcext:value-type="string">
            <text:p>102.4309251721806,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906.060075765914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50.4441318628321</text:p>
          </table:table-cell>
          <table:table-cell office:value-type="string" calcext:value-type="string">
            <text:p>0.6037660977071766</text:p>
          </table:table-cell>
          <table:table-cell office:value-type="string" calcext:value-type="string">
            <text:p>101.84569719325472</text:p>
          </table:table-cell>
          <table:table-cell office:value-type="string" calcext:value-type="string">
            <text:p>-0.0177052578326966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4];&quot;###,##&quot;);[.$L$1])" office:value-type="string" office:string-value="906.0600757659145," calcext:value-type="string">
            <text:p>906.0600757659145,</text:p>
          </table:table-cell>
          <table:table-cell table:formula="of:=CONCATENATE(TEXT([.C54];&quot;###,##&quot;);[.$L$1])" office:value-type="string" office:string-value="7.5," calcext:value-type="string">
            <text:p>7.5,</text:p>
          </table:table-cell>
          <table:table-cell table:formula="of:=CONCATENATE([.A54];[.$L$1])" office:value-type="string" office:string-value="485," calcext:value-type="string">
            <text:p>485,</text:p>
          </table:table-cell>
          <table:table-cell table:formula="of:=CONCATENATE([.D54];[.$L$1])" office:value-type="string" office:string-value="550.4441318628321," calcext:value-type="string">
            <text:p>550.4441318628321,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CONCATENATE([.O54];[.$L$1])" office:value-type="string" office:string-value="520," calcext:value-type="string">
            <text:p>520,</text:p>
          </table:table-cell>
          <table:table-cell table:formula="of:=CONCATENATE([.F54];[.$L$1])" office:value-type="string" office:string-value="101.84569719325472," calcext:value-type="string">
            <text:p>101.84569719325472,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917.10839424416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2.12780706055196</text:p>
          </table:table-cell>
          <table:table-cell office:value-type="string" calcext:value-type="string">
            <text:p>1.2522793391132399</text:p>
          </table:table-cell>
          <table:table-cell office:value-type="string" calcext:value-type="string">
            <text:p>101.65008386597957</text:p>
          </table:table-cell>
          <table:table-cell office:value-type="string" calcext:value-type="string">
            <text:p>-0.0168068184758339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5];&quot;###,##&quot;);[.$L$1])" office:value-type="string" office:string-value="917.1083942441635," calcext:value-type="string">
            <text:p>917.1083942441635,</text:p>
          </table:table-cell>
          <table:table-cell table:formula="of:=CONCATENATE(TEXT([.C55];&quot;###,##&quot;);[.$L$1])" office:value-type="string" office:string-value="5.0," calcext:value-type="string">
            <text:p>5.0,</text:p>
          </table:table-cell>
          <table:table-cell table:formula="of:=CONCATENATE([.A55];[.$L$1])" office:value-type="string" office:string-value="490," calcext:value-type="string">
            <text:p>490,</text:p>
          </table:table-cell>
          <table:table-cell table:formula="of:=CONCATENATE([.D55];[.$L$1])" office:value-type="string" office:string-value="292.12780706055196," calcext:value-type="string">
            <text:p>292.12780706055196,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CONCATENATE([.O55];[.$L$1])" office:value-type="string" office:string-value="530," calcext:value-type="string">
            <text:p>530,</text:p>
          </table:table-cell>
          <table:table-cell table:formula="of:=CONCATENATE([.F55];[.$L$1])" office:value-type="string" office:string-value="101.65008386597957," calcext:value-type="string">
            <text:p>101.65008386597957,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928.589227455587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837.3800939686323</text:p>
          </table:table-cell>
          <table:table-cell office:value-type="string" calcext:value-type="string">
            <text:p>7.733858040806833</text:p>
          </table:table-cell>
          <table:table-cell office:value-type="string" calcext:value-type="string">
            <text:p>101.45712758624384</text:p>
          </table:table-cell>
          <table:table-cell office:value-type="string" calcext:value-type="string">
            <text:p>0.038032108543721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6];&quot;###,##&quot;);[.$L$1])" office:value-type="string" office:string-value="928.5892274555875," calcext:value-type="string">
            <text:p>928.5892274555875,</text:p>
          </table:table-cell>
          <table:table-cell table:formula="of:=CONCATENATE(TEXT([.C56];&quot;###,##&quot;);[.$L$1])" office:value-type="string" office:string-value="7.5," calcext:value-type="string">
            <text:p>7.5,</text:p>
          </table:table-cell>
          <table:table-cell table:formula="of:=CONCATENATE([.A56];[.$L$1])" office:value-type="string" office:string-value="498," calcext:value-type="string">
            <text:p>498,</text:p>
          </table:table-cell>
          <table:table-cell table:formula="of:=CONCATENATE([.D56];[.$L$1])" office:value-type="string" office:string-value="837.3800939686323," calcext:value-type="string">
            <text:p>837.3800939686323,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CONCATENATE([.O56];[.$L$1])" office:value-type="string" office:string-value="540," calcext:value-type="string">
            <text:p>540,</text:p>
          </table:table-cell>
          <table:table-cell table:formula="of:=CONCATENATE([.F56];[.$L$1])" office:value-type="string" office:string-value="101.45712758624384," calcext:value-type="string">
            <text:p>101.45712758624384,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949.187442034629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4.617253358424</text:p>
          </table:table-cell>
          <table:table-cell office:value-type="string" calcext:value-type="string">
            <text:p>11.637106730783719</text:p>
          </table:table-cell>
          <table:table-cell office:value-type="string" calcext:value-type="string">
            <text:p>102.24052111892082</text:p>
          </table:table-cell>
          <table:table-cell office:value-type="string" calcext:value-type="string">
            <text:p>0.0044728931959731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7];&quot;###,##&quot;);[.$L$1])" office:value-type="string" office:string-value="949.1874420346295," calcext:value-type="string">
            <text:p>949.1874420346295,</text:p>
          </table:table-cell>
          <table:table-cell table:formula="of:=CONCATENATE(TEXT([.C57];&quot;###,##&quot;);[.$L$1])" office:value-type="string" office:string-value="7.5," calcext:value-type="string">
            <text:p>7.5,</text:p>
          </table:table-cell>
          <table:table-cell table:formula="of:=CONCATENATE([.A57];[.$L$1])" office:value-type="string" office:string-value="508," calcext:value-type="string">
            <text:p>508,</text:p>
          </table:table-cell>
          <table:table-cell table:formula="of:=CONCATENATE([.D57];[.$L$1])" office:value-type="string" office:string-value="664.617253358424," calcext:value-type="string">
            <text:p>664.617253358424,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CONCATENATE([.O57];[.$L$1])" office:value-type="string" office:string-value="550," calcext:value-type="string">
            <text:p>550,</text:p>
          </table:table-cell>
          <table:table-cell table:formula="of:=CONCATENATE([.F57];[.$L$1])" office:value-type="string" office:string-value="102.24052111892082," calcext:value-type="string">
            <text:p>102.24052111892082,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963.366312731217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01.4691426898257</text:p>
          </table:table-cell>
          <table:table-cell office:value-type="string" calcext:value-type="string">
            <text:p>5.227200734800113</text:p>
          </table:table-cell>
          <table:table-cell office:value-type="string" calcext:value-type="string">
            <text:p>102.30394169318618</text:p>
          </table:table-cell>
          <table:table-cell office:value-type="string" calcext:value-type="string">
            <text:p>0.0116313798570845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8];&quot;###,##&quot;);[.$L$1])" office:value-type="string" office:string-value="963.3663127312175," calcext:value-type="string">
            <text:p>963.3663127312175,</text:p>
          </table:table-cell>
          <table:table-cell table:formula="of:=CONCATENATE(TEXT([.C58];&quot;###,##&quot;);[.$L$1])" office:value-type="string" office:string-value="7.5," calcext:value-type="string">
            <text:p>7.5,</text:p>
          </table:table-cell>
          <table:table-cell table:formula="of:=CONCATENATE([.A58];[.$L$1])" office:value-type="string" office:string-value="515," calcext:value-type="string">
            <text:p>515,</text:p>
          </table:table-cell>
          <table:table-cell table:formula="of:=CONCATENATE([.D58];[.$L$1])" office:value-type="string" office:string-value="701.4691426898257," calcext:value-type="string">
            <text:p>701.4691426898257,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CONCATENATE([.O58];[.$L$1])" office:value-type="string" office:string-value="560," calcext:value-type="string">
            <text:p>560,</text:p>
          </table:table-cell>
          <table:table-cell table:formula="of:=CONCATENATE([.F58];[.$L$1])" office:value-type="string" office:string-value="102.30394169318618," calcext:value-type="string">
            <text:p>102.30394169318618,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971.111032831318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93.4764387225748</text:p>
          </table:table-cell>
          <table:table-cell office:value-type="string" calcext:value-type="string">
            <text:p>0.14000642868448246</text:p>
          </table:table-cell>
          <table:table-cell office:value-type="string" calcext:value-type="string">
            <text:p>102.39402347455726</text:p>
          </table:table-cell>
          <table:table-cell office:value-type="string" calcext:value-type="string">
            <text:p>0.0100787955588617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9];&quot;###,##&quot;);[.$L$1])" office:value-type="string" office:string-value="971.1110328313185," calcext:value-type="string">
            <text:p>971.1110328313185,</text:p>
          </table:table-cell>
          <table:table-cell table:formula="of:=CONCATENATE(TEXT([.C59];&quot;###,##&quot;);[.$L$1])" office:value-type="string" office:string-value="7.5," calcext:value-type="string">
            <text:p>7.5,</text:p>
          </table:table-cell>
          <table:table-cell table:formula="of:=CONCATENATE([.A59];[.$L$1])" office:value-type="string" office:string-value="519," calcext:value-type="string">
            <text:p>519,</text:p>
          </table:table-cell>
          <table:table-cell table:formula="of:=CONCATENATE([.D59];[.$L$1])" office:value-type="string" office:string-value="693.4764387225748," calcext:value-type="string">
            <text:p>693.4764387225748,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CONCATENATE([.O59];[.$L$1])" office:value-type="string" office:string-value="570," calcext:value-type="string">
            <text:p>570,</text:p>
          </table:table-cell>
          <table:table-cell table:formula="of:=CONCATENATE([.F59];[.$L$1])" office:value-type="string" office:string-value="102.39402347455726," calcext:value-type="string">
            <text:p>102.39402347455726,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985.474119101454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08.1675687754172</text:p>
          </table:table-cell>
          <table:table-cell office:value-type="string" calcext:value-type="string">
            <text:p>5.312146151431021</text:p>
          </table:table-cell>
          <table:table-cell office:value-type="string" calcext:value-type="string">
            <text:p>102.53878608466825</text:p>
          </table:table-cell>
          <table:table-cell office:value-type="string" calcext:value-type="string">
            <text:p>-0.0064924689996381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0];&quot;###,##&quot;);[.$L$1])" office:value-type="string" office:string-value="985.4741191014546," calcext:value-type="string">
            <text:p>985.4741191014546,</text:p>
          </table:table-cell>
          <table:table-cell table:formula="of:=CONCATENATE(TEXT([.C60];&quot;###,##&quot;);[.$L$1])" office:value-type="string" office:string-value="7.5," calcext:value-type="string">
            <text:p>7.5,</text:p>
          </table:table-cell>
          <table:table-cell table:formula="of:=CONCATENATE([.A60];[.$L$1])" office:value-type="string" office:string-value="526," calcext:value-type="string">
            <text:p>526,</text:p>
          </table:table-cell>
          <table:table-cell table:formula="of:=CONCATENATE([.D60];[.$L$1])" office:value-type="string" office:string-value="608.1675687754172," calcext:value-type="string">
            <text:p>608.1675687754172,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CONCATENATE([.O60];[.$L$1])" office:value-type="string" office:string-value="580," calcext:value-type="string">
            <text:p>580,</text:p>
          </table:table-cell>
          <table:table-cell table:formula="of:=CONCATENATE([.F60];[.$L$1])" office:value-type="string" office:string-value="102.53878608466825," calcext:value-type="string">
            <text:p>102.53878608466825,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990.123753195674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837.3800939686323</text:p>
          </table:table-cell>
          <table:table-cell office:value-type="string" calcext:value-type="string">
            <text:p>3.067248625564995</text:p>
          </table:table-cell>
          <table:table-cell office:value-type="string" calcext:value-type="string">
            <text:p>101.45712758624384</text:p>
          </table:table-cell>
          <table:table-cell office:value-type="string" calcext:value-type="string">
            <text:p>0.038032108543721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1];&quot;###,##&quot;);[.$L$1])" office:value-type="string" office:string-value="990.1237531956743," calcext:value-type="string">
            <text:p>990.1237531956743,</text:p>
          </table:table-cell>
          <table:table-cell table:formula="of:=CONCATENATE(TEXT([.C61];&quot;###,##&quot;);[.$L$1])" office:value-type="string" office:string-value="7.5," calcext:value-type="string">
            <text:p>7.5,</text:p>
          </table:table-cell>
          <table:table-cell table:formula="of:=CONCATENATE([.A61];[.$L$1])" office:value-type="string" office:string-value="528," calcext:value-type="string">
            <text:p>528,</text:p>
          </table:table-cell>
          <table:table-cell table:formula="of:=CONCATENATE([.D61];[.$L$1])" office:value-type="string" office:string-value="837.3800939686323," calcext:value-type="string">
            <text:p>837.3800939686323,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CONCATENATE([.O61];[.$L$1])" office:value-type="string" office:string-value="590," calcext:value-type="string">
            <text:p>590,</text:p>
          </table:table-cell>
          <table:table-cell table:formula="of:=CONCATENATE([.F61];[.$L$1])" office:value-type="string" office:string-value="101.45712758624384," calcext:value-type="string">
            <text:p>101.45712758624384,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1010.721967774716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64.617253358424</text:p>
          </table:table-cell>
          <table:table-cell office:value-type="string" calcext:value-type="string">
            <text:p>0.3433926726500392</text:p>
          </table:table-cell>
          <table:table-cell office:value-type="string" calcext:value-type="string">
            <text:p>102.24052111892082</text:p>
          </table:table-cell>
          <table:table-cell office:value-type="string" calcext:value-type="string">
            <text:p>0.0044728931959731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2];&quot;###,##&quot;);[.$L$1])" office:value-type="string" office:string-value="1010.7219677747162," calcext:value-type="string">
            <text:p>1010.7219677747162,</text:p>
          </table:table-cell>
          <table:table-cell table:formula="of:=CONCATENATE(TEXT([.C62];&quot;###,##&quot;);[.$L$1])" office:value-type="string" office:string-value="7.5," calcext:value-type="string">
            <text:p>7.5,</text:p>
          </table:table-cell>
          <table:table-cell table:formula="of:=CONCATENATE([.A62];[.$L$1])" office:value-type="string" office:string-value="538," calcext:value-type="string">
            <text:p>538,</text:p>
          </table:table-cell>
          <table:table-cell table:formula="of:=CONCATENATE([.D62];[.$L$1])" office:value-type="string" office:string-value="664.617253358424," calcext:value-type="string">
            <text:p>664.617253358424,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CONCATENATE([.O62];[.$L$1])" office:value-type="string" office:string-value="600," calcext:value-type="string">
            <text:p>600,</text:p>
          </table:table-cell>
          <table:table-cell table:formula="of:=CONCATENATE([.F62];[.$L$1])" office:value-type="string" office:string-value="102.24052111892082," calcext:value-type="string">
            <text:p>102.24052111892082,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1024.90083847130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01.4691426898257</text:p>
          </table:table-cell>
          <table:table-cell office:value-type="string" calcext:value-type="string">
            <text:p>0.4729240048528874</text:p>
          </table:table-cell>
          <table:table-cell office:value-type="string" calcext:value-type="string">
            <text:p>102.30394169318618</text:p>
          </table:table-cell>
          <table:table-cell office:value-type="string" calcext:value-type="string">
            <text:p>0.0116313798570845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3];&quot;###,##&quot;);[.$L$1])" office:value-type="string" office:string-value="1024.900838471304," calcext:value-type="string">
            <text:p>1024.900838471304,</text:p>
          </table:table-cell>
          <table:table-cell table:formula="of:=CONCATENATE(TEXT([.C63];&quot;###,##&quot;);[.$L$1])" office:value-type="string" office:string-value="7.5," calcext:value-type="string">
            <text:p>7.5,</text:p>
          </table:table-cell>
          <table:table-cell table:formula="of:=CONCATENATE([.A63];[.$L$1])" office:value-type="string" office:string-value="545," calcext:value-type="string">
            <text:p>545,</text:p>
          </table:table-cell>
          <table:table-cell table:formula="of:=CONCATENATE([.D63];[.$L$1])" office:value-type="string" office:string-value="701.4691426898257," calcext:value-type="string">
            <text:p>701.4691426898257,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CONCATENATE([.O63];[.$L$1])" office:value-type="string" office:string-value="610," calcext:value-type="string">
            <text:p>610,</text:p>
          </table:table-cell>
          <table:table-cell table:formula="of:=CONCATENATE([.F63];[.$L$1])" office:value-type="string" office:string-value="102.30394169318618," calcext:value-type="string">
            <text:p>102.30394169318618,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1032.64555857140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93.4764387225748</text:p>
          </table:table-cell>
          <table:table-cell office:value-type="string" calcext:value-type="string">
            <text:p>0.14000642868448246</text:p>
          </table:table-cell>
          <table:table-cell office:value-type="string" calcext:value-type="string">
            <text:p>102.39402347455726</text:p>
          </table:table-cell>
          <table:table-cell office:value-type="string" calcext:value-type="string">
            <text:p>0.0100787955588617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4];&quot;###,##&quot;);[.$L$1])" office:value-type="string" office:string-value="1032.645558571406," calcext:value-type="string">
            <text:p>1032.645558571406,</text:p>
          </table:table-cell>
          <table:table-cell table:formula="of:=CONCATENATE(TEXT([.C64];&quot;###,##&quot;);[.$L$1])" office:value-type="string" office:string-value="7.5," calcext:value-type="string">
            <text:p>7.5,</text:p>
          </table:table-cell>
          <table:table-cell table:formula="of:=CONCATENATE([.A64];[.$L$1])" office:value-type="string" office:string-value="549," calcext:value-type="string">
            <text:p>549,</text:p>
          </table:table-cell>
          <table:table-cell table:formula="of:=CONCATENATE([.D64];[.$L$1])" office:value-type="string" office:string-value="693.4764387225748," calcext:value-type="string">
            <text:p>693.4764387225748,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CONCATENATE([.O64];[.$L$1])" office:value-type="string" office:string-value="620," calcext:value-type="string">
            <text:p>620,</text:p>
          </table:table-cell>
          <table:table-cell table:formula="of:=CONCATENATE([.F64];[.$L$1])" office:value-type="string" office:string-value="102.39402347455726," calcext:value-type="string">
            <text:p>102.39402347455726,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1047.008644841541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08.1675687754172</text:p>
          </table:table-cell>
          <table:table-cell office:value-type="string" calcext:value-type="string">
            <text:p>6.411913540918212</text:p>
          </table:table-cell>
          <table:table-cell office:value-type="string" calcext:value-type="string">
            <text:p>102.53878608466825</text:p>
          </table:table-cell>
          <table:table-cell office:value-type="string" calcext:value-type="string">
            <text:p>-0.0064924689996381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5];&quot;###,##&quot;);[.$L$1])" office:value-type="string" office:string-value="1047.0086448415411," calcext:value-type="string">
            <text:p>1047.0086448415411,</text:p>
          </table:table-cell>
          <table:table-cell table:formula="of:=CONCATENATE(TEXT([.C65];&quot;###,##&quot;);[.$L$1])" office:value-type="string" office:string-value="7.5," calcext:value-type="string">
            <text:p>7.5,</text:p>
          </table:table-cell>
          <table:table-cell table:formula="of:=CONCATENATE([.A65];[.$L$1])" office:value-type="string" office:string-value="556," calcext:value-type="string">
            <text:p>556,</text:p>
          </table:table-cell>
          <table:table-cell table:formula="of:=CONCATENATE([.D65];[.$L$1])" office:value-type="string" office:string-value="608.1675687754172," calcext:value-type="string">
            <text:p>608.1675687754172,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CONCATENATE([.O65];[.$L$1])" office:value-type="string" office:string-value="630," calcext:value-type="string">
            <text:p>630,</text:p>
          </table:table-cell>
          <table:table-cell table:formula="of:=CONCATENATE([.F65];[.$L$1])" office:value-type="string" office:string-value="102.53878608466825," calcext:value-type="string">
            <text:p>102.53878608466825,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1051.658278935761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50.3146203537863</text:p>
          </table:table-cell>
          <table:table-cell office:value-type="string" calcext:value-type="string">
            <text:p>5.541601003954321</text:p>
          </table:table-cell>
          <table:table-cell office:value-type="string" calcext:value-type="string">
            <text:p>101.43921833710351</text:p>
          </table:table-cell>
          <table:table-cell office:value-type="string" calcext:value-type="string">
            <text:p>0.0016946039565329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6];&quot;###,##&quot;);[.$L$1])" office:value-type="string" office:string-value="1051.6582789357612," calcext:value-type="string">
            <text:p>1051.6582789357612,</text:p>
          </table:table-cell>
          <table:table-cell table:formula="of:=CONCATENATE(TEXT([.C66];&quot;###,##&quot;);[.$L$1])" office:value-type="string" office:string-value="7.5," calcext:value-type="string">
            <text:p>7.5,</text:p>
          </table:table-cell>
          <table:table-cell table:formula="of:=CONCATENATE([.A66];[.$L$1])" office:value-type="string" office:string-value="558," calcext:value-type="string">
            <text:p>558,</text:p>
          </table:table-cell>
          <table:table-cell table:formula="of:=CONCATENATE([.D66];[.$L$1])" office:value-type="string" office:string-value="650.3146203537863," calcext:value-type="string">
            <text:p>650.3146203537863,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CONCATENATE([.O66];[.$L$1])" office:value-type="string" office:string-value="640," calcext:value-type="string">
            <text:p>640,</text:p>
          </table:table-cell>
          <table:table-cell table:formula="of:=CONCATENATE([.F66];[.$L$1])" office:value-type="string" office:string-value="101.43921833710351," calcext:value-type="string">
            <text:p>101.43921833710351,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1065.222041564897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0.1703602043382</text:p>
          </table:table-cell>
          <table:table-cell office:value-type="string" calcext:value-type="string">
            <text:p>5.850290829868768</text:p>
          </table:table-cell>
          <table:table-cell office:value-type="string" calcext:value-type="string">
            <text:p>101.46220354292032</text:p>
          </table:table-cell>
          <table:table-cell office:value-type="string" calcext:value-type="string">
            <text:p>-2.7592054802181817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7];&quot;###,##&quot;);[.$L$1])" office:value-type="string" office:string-value="1065.2220415648976," calcext:value-type="string">
            <text:p>1065.2220415648976,</text:p>
          </table:table-cell>
          <table:table-cell table:formula="of:=CONCATENATE(TEXT([.C67];&quot;###,##&quot;);[.$L$1])" office:value-type="string" office:string-value="7.5," calcext:value-type="string">
            <text:p>7.5,</text:p>
          </table:table-cell>
          <table:table-cell table:formula="of:=CONCATENATE([.A67];[.$L$1])" office:value-type="string" office:string-value="565," calcext:value-type="string">
            <text:p>565,</text:p>
          </table:table-cell>
          <table:table-cell table:formula="of:=CONCATENATE([.D67];[.$L$1])" office:value-type="string" office:string-value="640.1703602043382," calcext:value-type="string">
            <text:p>640.1703602043382,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CONCATENATE([.O67];[.$L$1])" office:value-type="string" office:string-value="650," calcext:value-type="string">
            <text:p>650,</text:p>
          </table:table-cell>
          <table:table-cell table:formula="of:=CONCATENATE([.F67];[.$L$1])" office:value-type="string" office:string-value="101.46220354292032," calcext:value-type="string">
            <text:p>101.46220354292032,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1083.61848471807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2.656284205091</text:p>
          </table:table-cell>
          <table:table-cell office:value-type="string" calcext:value-type="string">
            <text:p>7.785976548216358</text:p>
          </table:table-cell>
          <table:table-cell office:value-type="string" calcext:value-type="string">
            <text:p>100.78513844816999</text:p>
          </table:table-cell>
          <table:table-cell office:value-type="string" calcext:value-type="string">
            <text:p>4.37761907225625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8];&quot;###,##&quot;);[.$L$1])" office:value-type="string" office:string-value="1083.618484718079," calcext:value-type="string">
            <text:p>1083.618484718079,</text:p>
          </table:table-cell>
          <table:table-cell table:formula="of:=CONCATENATE(TEXT([.C68];&quot;###,##&quot;);[.$L$1])" office:value-type="string" office:string-value="5.0," calcext:value-type="string">
            <text:p>5.0,</text:p>
          </table:table-cell>
          <table:table-cell table:formula="of:=CONCATENATE([.A68];[.$L$1])" office:value-type="string" office:string-value="574," calcext:value-type="string">
            <text:p>574,</text:p>
          </table:table-cell>
          <table:table-cell table:formula="of:=CONCATENATE([.D68];[.$L$1])" office:value-type="string" office:string-value="352.656284205091," calcext:value-type="string">
            <text:p>352.656284205091,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CONCATENATE([.O68];[.$L$1])" office:value-type="string" office:string-value="660," calcext:value-type="string">
            <text:p>660,</text:p>
          </table:table-cell>
          <table:table-cell table:formula="of:=CONCATENATE([.F68];[.$L$1])" office:value-type="string" office:string-value="100.78513844816999," calcext:value-type="string">
            <text:p>100.78513844816999,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1093.926825820728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11.2563250225439</text:p>
          </table:table-cell>
          <table:table-cell office:value-type="string" calcext:value-type="string">
            <text:p>4.283416063575888</text:p>
          </table:table-cell>
          <table:table-cell office:value-type="string" calcext:value-type="string">
            <text:p>100.78965104723142</text:p>
          </table:table-cell>
          <table:table-cell office:value-type="string" calcext:value-type="string">
            <text:p>0.0135325419263771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9];&quot;###,##&quot;);[.$L$1])" office:value-type="string" office:string-value="1093.9268258207283," calcext:value-type="string">
            <text:p>1093.9268258207283,</text:p>
          </table:table-cell>
          <table:table-cell table:formula="of:=CONCATENATE(TEXT([.C69];&quot;###,##&quot;);[.$L$1])" office:value-type="string" office:string-value="7.5," calcext:value-type="string">
            <text:p>7.5,</text:p>
          </table:table-cell>
          <table:table-cell table:formula="of:=CONCATENATE([.A69];[.$L$1])" office:value-type="string" office:string-value="581," calcext:value-type="string">
            <text:p>581,</text:p>
          </table:table-cell>
          <table:table-cell table:formula="of:=CONCATENATE([.D69];[.$L$1])" office:value-type="string" office:string-value="711.2563250225439," calcext:value-type="string">
            <text:p>711.2563250225439,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CONCATENATE([.O69];[.$L$1])" office:value-type="string" office:string-value="670," calcext:value-type="string">
            <text:p>670,</text:p>
          </table:table-cell>
          <table:table-cell table:formula="of:=CONCATENATE([.F69];[.$L$1])" office:value-type="string" office:string-value="100.78965104723142," calcext:value-type="string">
            <text:p>100.78965104723142,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1141.92721579964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11.95588269907313</text:p>
          </table:table-cell>
          <table:table-cell office:value-type="string" calcext:value-type="string">
            <text:p>5.811035291056441</text:p>
          </table:table-cell>
          <table:table-cell office:value-type="string" calcext:value-type="string">
            <text:p>100.9778483482954</text:p>
          </table:table-cell>
          <table:table-cell office:value-type="string" calcext:value-type="string">
            <text:p>-0.01115779407739484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70];&quot;###,##&quot;);[.$L$1])" office:value-type="string" office:string-value="1141.9272157996413," calcext:value-type="string">
            <text:p>1141.9272157996413,</text:p>
          </table:table-cell>
          <table:table-cell table:formula="of:=CONCATENATE(TEXT([.C70];&quot;###,##&quot;);[.$L$1])" office:value-type="string" office:string-value="5.0," calcext:value-type="string">
            <text:p>5.0,</text:p>
          </table:table-cell>
          <table:table-cell table:formula="of:=CONCATENATE([.A70];[.$L$1])" office:value-type="string" office:string-value="604," calcext:value-type="string">
            <text:p>604,</text:p>
          </table:table-cell>
          <table:table-cell table:formula="of:=CONCATENATE([.D70];[.$L$1])" office:value-type="string" office:string-value="311.95588269907313," calcext:value-type="string">
            <text:p>311.95588269907313,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CONCATENATE([.O70];[.$L$1])" office:value-type="string" office:string-value="680," calcext:value-type="string">
            <text:p>680,</text:p>
          </table:table-cell>
          <table:table-cell table:formula="of:=CONCATENATE([.F70];[.$L$1])" office:value-type="string" office:string-value="100.9778483482954," calcext:value-type="string">
            <text:p>100.9778483482954,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1177.248368504439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0.58374219983904</text:p>
          </table:table-cell>
          <table:table-cell office:value-type="string" calcext:value-type="string">
            <text:p>0.0063425360467251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71];&quot;###,##&quot;);[.$L$1])" office:value-type="string" office:string-value="1177.2483685044394," calcext:value-type="string">
            <text:p>1177.2483685044394,</text:p>
          </table:table-cell>
          <table:table-cell table:formula="of:=CONCATENATE(TEXT([.C71];&quot;###,##&quot;);[.$L$1])" office:value-type="string" office:string-value="0.0," calcext:value-type="string">
            <text:p>0.0,</text:p>
          </table:table-cell>
          <table:table-cell table:formula="of:=CONCATENATE([.A71];[.$L$1])" office:value-type="string" office:string-value="629," calcext:value-type="string">
            <text:p>629,</text:p>
          </table:table-cell>
          <table:table-cell table:formula="of:=CONCATENATE([.D71];[.$L$1])" office:value-type="string" office:string-value="0.0," calcext:value-type="string">
            <text:p>0.0,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CONCATENATE([.O71];[.$L$1])" office:value-type="string" office:string-value="690," calcext:value-type="string">
            <text:p>690,</text:p>
          </table:table-cell>
          <table:table-cell table:formula="of:=CONCATENATE([.F71];[.$L$1])" office:value-type="string" office:string-value="100.58374219983904," calcext:value-type="string">
            <text:p>100.58374219983904,</text:p>
          </table:table-cell>
        </table:table-row>
        <table:table-row table:style-name="ro1">
          <table:table-cell table:number-columns-repeated="14"/>
          <table:table-cell office:value-type="float" office:value="700" calcext:value-type="float">
            <text:p>700</text:p>
          </table:table-cell>
          <table:table-cell table:formula="of:=CONCATENATE([.O72];[.$L$1])" office:value-type="string" office:string-value="700," calcext:value-type="string">
            <text:p>70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10" calcext:value-type="float">
            <text:p>710</text:p>
          </table:table-cell>
          <table:table-cell table:formula="of:=CONCATENATE([.O73];[.$L$1])" office:value-type="string" office:string-value="710," calcext:value-type="string">
            <text:p>71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20" calcext:value-type="float">
            <text:p>720</text:p>
          </table:table-cell>
          <table:table-cell table:formula="of:=CONCATENATE([.O74];[.$L$1])" office:value-type="string" office:string-value="720," calcext:value-type="string">
            <text:p>72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30" calcext:value-type="float">
            <text:p>730</text:p>
          </table:table-cell>
          <table:table-cell table:formula="of:=CONCATENATE([.O75];[.$L$1])" office:value-type="string" office:string-value="730," calcext:value-type="string">
            <text:p>73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40" calcext:value-type="float">
            <text:p>740</text:p>
          </table:table-cell>
          <table:table-cell table:formula="of:=CONCATENATE([.O76];[.$L$1])" office:value-type="string" office:string-value="740," calcext:value-type="string">
            <text:p>74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50" calcext:value-type="float">
            <text:p>750</text:p>
          </table:table-cell>
          <table:table-cell table:formula="of:=CONCATENATE([.O77];[.$L$1])" office:value-type="string" office:string-value="750," calcext:value-type="string">
            <text:p>75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60" calcext:value-type="float">
            <text:p>760</text:p>
          </table:table-cell>
          <table:table-cell table:formula="of:=CONCATENATE([.O78];[.$L$1])" office:value-type="string" office:string-value="760," calcext:value-type="string">
            <text:p>76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70" calcext:value-type="float">
            <text:p>770</text:p>
          </table:table-cell>
          <table:table-cell table:formula="of:=CONCATENATE([.O79];[.$L$1])" office:value-type="string" office:string-value="770," calcext:value-type="string">
            <text:p>77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80" calcext:value-type="float">
            <text:p>780</text:p>
          </table:table-cell>
          <table:table-cell table:formula="of:=CONCATENATE([.O80];[.$L$1])" office:value-type="string" office:string-value="780," calcext:value-type="string">
            <text:p>78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90" calcext:value-type="float">
            <text:p>790</text:p>
          </table:table-cell>
          <table:table-cell table:formula="of:=CONCATENATE([.O81];[.$L$1])" office:value-type="string" office:string-value="790," calcext:value-type="string">
            <text:p>79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00" calcext:value-type="float">
            <text:p>800</text:p>
          </table:table-cell>
          <table:table-cell table:formula="of:=CONCATENATE([.O82];[.$L$1])" office:value-type="string" office:string-value="800," calcext:value-type="string">
            <text:p>80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10" calcext:value-type="float">
            <text:p>810</text:p>
          </table:table-cell>
          <table:table-cell table:formula="of:=CONCATENATE([.O83];[.$L$1])" office:value-type="string" office:string-value="810," calcext:value-type="string">
            <text:p>81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20" calcext:value-type="float">
            <text:p>820</text:p>
          </table:table-cell>
          <table:table-cell table:formula="of:=CONCATENATE([.O84];[.$L$1])" office:value-type="string" office:string-value="820," calcext:value-type="string">
            <text:p>82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30" calcext:value-type="float">
            <text:p>830</text:p>
          </table:table-cell>
          <table:table-cell table:formula="of:=CONCATENATE([.O85];[.$L$1])" office:value-type="string" office:string-value="830," calcext:value-type="string">
            <text:p>83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40" calcext:value-type="float">
            <text:p>840</text:p>
          </table:table-cell>
          <table:table-cell table:formula="of:=CONCATENATE([.O86];[.$L$1])" office:value-type="string" office:string-value="840," calcext:value-type="string">
            <text:p>84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50" calcext:value-type="float">
            <text:p>850</text:p>
          </table:table-cell>
          <table:table-cell table:formula="of:=CONCATENATE([.O87];[.$L$1])" office:value-type="string" office:string-value="850," calcext:value-type="string">
            <text:p>85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60" calcext:value-type="float">
            <text:p>860</text:p>
          </table:table-cell>
          <table:table-cell table:formula="of:=CONCATENATE([.O88];[.$L$1])" office:value-type="string" office:string-value="860," calcext:value-type="string">
            <text:p>86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70" calcext:value-type="float">
            <text:p>870</text:p>
          </table:table-cell>
          <table:table-cell table:formula="of:=CONCATENATE([.O89];[.$L$1])" office:value-type="string" office:string-value="870," calcext:value-type="string">
            <text:p>87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80" calcext:value-type="float">
            <text:p>880</text:p>
          </table:table-cell>
          <table:table-cell table:formula="of:=CONCATENATE([.O90];[.$L$1])" office:value-type="string" office:string-value="880," calcext:value-type="string">
            <text:p>88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90" calcext:value-type="float">
            <text:p>890</text:p>
          </table:table-cell>
          <table:table-cell table:formula="of:=CONCATENATE([.O91];[.$L$1])" office:value-type="string" office:string-value="890," calcext:value-type="string">
            <text:p>890,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00" calcext:value-type="float">
            <text:p>900</text:p>
          </table:table-cell>
          <table:table-cell table:formula="of:=CONCATENATE([.O92];[.$L$1])" office:value-type="string" office:string-value="900," calcext:value-type="string">
            <text:p>900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07:44:11.16924017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168" meta:object-count="0"/>
  </office:meta>
</office:document-meta>
</file>